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retrained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8355" calcext:value-type="float">
            <text:p>5508355</text:p>
          </table:table-cell>
          <table:table-cell office:value-type="float" office:value="6001130" calcext:value-type="float">
            <text:p>6001130</text:p>
          </table:table-cell>
          <table:table-cell table:style-name="ce1" office:value-type="percentage" office:value="0.082" calcext:value-type="percentage">
            <text:p>8,20%</text:p>
          </table:table-cell>
          <table:table-cell office:value-type="string" calcext:value-type="string">
            <text:p>/home/aw/MobileMobileNetRetrained/graphs/mobilenet_0.50_224_700/retrained_dog_graph_mobilenet_0.50_224_700_0.007.pb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retrained.J6:.J202])" office:value-type="float" office:value="0.566641033" calcext:value-type="float">
            <text:p>0,566641033</text:p>
          </table:table-cell>
          <table:table-cell table:style-name="ce2" table:formula="of:=COUNTIFS([retrained.J6:.J200];&quot;=0&quot;)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8100498" calcext:value-type="float">
            <text:p>0,8100498</text:p>
          </table:table-cell>
          <table:table-cell table:number-columns-repeated="5"/>
          <table:table-cell table:formula="of:=IF([retrained.B8]=&quot;great&quot;;IF([retrained.C8]=&quot;dane&quot;;[retrained.D8];0);0)" office:value-type="float" office:value="0.8100498" calcext:value-type="float">
            <text:p>0,810049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3861801" calcext:value-type="float">
            <text:p>0,03861801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xer</text:p>
          </table:table-cell>
          <table:table-cell office:value-type="float" office:value="0.023464626" calcext:value-type="float">
            <text:p>0,023464626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023298148" calcext:value-type="float">
            <text:p>0,023298148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18244606" calcext:value-type="float">
            <text:p>0,018244606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8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23034726" calcext:value-type="float">
            <text:p>0,23034726</text:p>
          </table:table-cell>
          <table:table-cell table:number-columns-repeated="2"/>
          <table:table-cell table:formula="of:=IF([retrained.B18]=&quot;maltese&quot;;[retrained.C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errier</text:p>
          </table:table-cell>
          <table:table-cell office:value-type="float" office:value="0.22694264" calcext:value-type="float">
            <text:p>0,22694264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13226852" calcext:value-type="float">
            <text:p>0,13226852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566742" calcext:value-type="float">
            <text:p>0,0566742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terrier</text:p>
          </table:table-cell>
          <table:table-cell office:value-type="float" office:value="0.044622798" calcext:value-type="float">
            <text:p>0,044622798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basset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vendeen</text:p>
          </table:table-cell>
          <table:table-cell office:value-type="float" office:value="0.04100588" calcext:value-type="float">
            <text:p>0,0410058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6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8092045" calcext:value-type="float">
            <text:p>0,8092045</text:p>
          </table:table-cell>
          <table:table-cell table:number-columns-repeated="5"/>
          <table:table-cell table:formula="of:=IF([retrained.B28]=&quot;border&quot;;IF([retrained.C28]=&quot;collie&quot;;[retrained.D28];0);0)" office:value-type="float" office:value="0.8092045" calcext:value-type="float">
            <text:p>0,809204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2445072" calcext:value-type="float">
            <text:p>0,12445072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3473236" calcext:value-type="float">
            <text:p>0,013473236</text:p>
          </table:table-cell>
          <table:table-cell office:value-type="string" calcext:value-type="string">
            <text:p>corgi</text:p>
          </table:table-cell>
          <table:table-cell office:value-type="float" office:value="0.020570545" calcext:value-type="float">
            <text:p>0,0205705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9493892" calcext:value-type="float">
            <text:p>0,009493892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71899556" calcext:value-type="float">
            <text:p>0,007189955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1007178" calcext:value-type="float">
            <text:p>0,01007178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ewfoundland</text:p>
          </table:table-cell>
          <table:table-cell office:value-type="float" office:value="0.353203" calcext:value-type="float">
            <text:p>0,353203</text:p>
          </table:table-cell>
          <table:table-cell table:number-columns-repeated="6"/>
          <table:table-cell table:formula="of:=IF([retrained.B38]=&quot;greater&quot;;IF([retrained.C38]=&quot;swiss&quot;;IF([retrained.D38]=&quot;mountain&quot;;IF([retrained.E38]=&quot;dog&quot;;[retrained.F38];0);0)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11991357" calcext:value-type="float">
            <text:p>0,11991357</text:p>
          </table:table-cell>
          <table:table-cell office:value-type="float" office:value="0.11342479" calcext:value-type="float">
            <text:p>0,1134247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9436706" calcext:value-type="float">
            <text:p>0,09436706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9008089" calcext:value-type="float">
            <text:p>0,09008089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057771582" calcext:value-type="float">
            <text:p>0,05777158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5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7908956" calcext:value-type="float">
            <text:p>0,7908956</text:p>
          </table:table-cell>
          <table:table-cell table:number-columns-repeated="5"/>
          <table:table-cell table:formula="of:=IF([retrained.B48]=&quot;bedlington&quot;;IF([retrained.C48]=&quot;terrier&quot;;[retrained.D48];0);0)" office:value-type="float" office:value="0.7908956" calcext:value-type="float">
            <text:p>0,790895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114569984" calcext:value-type="float">
            <text:p>0,114569984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30395217" calcext:value-type="float">
            <text:p>0,030395217</text:p>
          </table:table-cell>
          <table:table-cell office:value-type="float" office:value="0.0017637041" calcext:value-type="float">
            <text:p>0,001763704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17107937" calcext:value-type="float">
            <text:p>0,017107937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andie</text:p>
          </table:table-cell>
          <table:table-cell office:value-type="string" calcext:value-type="string">
            <text:p>dinmont</text:p>
          </table:table-cell>
          <table:table-cell office:value-type="string" calcext:value-type="string">
            <text:p>terrier</text:p>
          </table:table-cell>
          <table:table-cell office:value-type="float" office:value="0.009576671" calcext:value-type="float">
            <text:p>0,00957667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8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467472" calcext:value-type="float">
            <text:p>0,9467472</text:p>
          </table:table-cell>
          <table:table-cell table:number-columns-repeated="6"/>
          <table:table-cell table:formula="of:=IF([retrained.B58]=&quot;akita&quot;;[retrained.C58];0)" office:value-type="float" office:value="0.9467472" calcext:value-type="float">
            <text:p>0,946747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35207402" calcext:value-type="float">
            <text:p>0,035207402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5494501" calcext:value-type="float">
            <text:p>0,005494501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5035994" calcext:value-type="float">
            <text:p>0,0035035994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027581302" calcext:value-type="float">
            <text:p>0,002758130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5320046" calcext:value-type="float">
            <text:p>0,95320046</text:p>
          </table:table-cell>
          <table:table-cell table:number-columns-repeated="6"/>
          <table:table-cell table:formula="of:=IF([retrained.B68]=&quot;chihuahua&quot;;[retrained.C68];0)" office:value-type="float" office:value="0.95320046" calcext:value-type="float">
            <text:p>0,9532004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18863596" calcext:value-type="float">
            <text:p>0,018863596</text:p>
          </table:table-cell>
          <table:table-cell office:value-type="float" office:value="0.019962452" calcext:value-type="float">
            <text:p>0,019962452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3278871" calcext:value-type="float">
            <text:p>0,01327887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48473775" calcext:value-type="float">
            <text:p>0,0048473775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0027565134" calcext:value-type="float">
            <text:p>0,002756513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202299" calcext:value-type="float">
            <text:p>0,5202299</text:p>
          </table:table-cell>
          <table:table-cell table:number-columns-repeated="4"/>
          <table:table-cell table:formula="of:=IF([retrained.B78]=&quot;pembroke&quot;;IF([retrained.C78]=&quot;welsh&quot;;IF([retrained.D78]=&quot;corgi&quot;;[retrained.E78];0);0);0)" office:value-type="float" office:value="0.5202299" calcext:value-type="float">
            <text:p>0,520229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33117843" calcext:value-type="float">
            <text:p>0,3311784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67468554" calcext:value-type="float">
            <text:p>0,06746855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38668405" calcext:value-type="float">
            <text:p>0,038668405</text:p>
          </table:table-cell>
          <table:table-cell office:value-type="string" calcext:value-type="string">
            <text:p>dog</text:p>
          </table:table-cell>
          <table:table-cell office:value-type="float" office:value="0.102746606" calcext:value-type="float">
            <text:p>0,102746606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21315452" calcext:value-type="float">
            <text:p>0,02131545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53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9271129" calcext:value-type="float">
            <text:p>0,9271129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retrained.B88]=&quot;canaan&quot;;IF([retrained.C88]=&quot;dog&quot;;[retrained.D88];0);0)" office:value-type="float" office:value="0.9271129" calcext:value-type="float">
            <text:p>0,927112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25387743" calcext:value-type="float">
            <text:p>0,025387743</text:p>
          </table:table-cell>
          <table:table-cell office:value-type="string" calcext:value-type="string">
            <text:p>0.39514622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09200721" calcext:value-type="float">
            <text:p>0,009200721</text:p>
          </table:table-cell>
          <table:table-cell office:value-type="string" calcext:value-type="string">
            <text:p>terrier</text:p>
          </table:table-cell>
          <table:table-cell office:value-type="float" office:value="0.05446427" calcext:value-type="float">
            <text:p>0,05446427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09182861" calcext:value-type="float">
            <text:p>0,00918286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52253576" calcext:value-type="float">
            <text:p>0,0052253576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7273063" calcext:value-type="float">
            <text:p>0,7273063</text:p>
          </table:table-cell>
          <table:table-cell table:number-columns-repeated="4"/>
          <table:table-cell table:formula="of:=IF([retrained.B98]=&quot;cardigan&quot;;IF([retrained.C98]=&quot;welsh&quot;;IF([retrained.D98]=&quot;corgi&quot;;[retrained.E98];0);0);0)" office:value-type="float" office:value="0.7273063" calcext:value-type="float">
            <text:p>0,7273063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6700458" calcext:value-type="float">
            <text:p>0,26700458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13644986" calcext:value-type="float">
            <text:p>0,0013644986</text:p>
          </table:table-cell>
          <table:table-cell office:value-type="string" calcext:value-type="string">
            <text:p>0.0084824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10208363" calcext:value-type="float">
            <text:p>0,0010208363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064163905" calcext:value-type="float">
            <text:p>0,0006416391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0038458" calcext:value-type="float">
            <text:p>0,0010038458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9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71325886" calcext:value-type="float">
            <text:p>0,71325886</text:p>
          </table:table-cell>
          <table:table-cell table:number-columns-repeated="6"/>
          <table:table-cell table:formula="of:=IF([retrained.B108]=&quot;basenji&quot;;[retrained.C108];0)" office:value-type="float" office:value="0.71325886" calcext:value-type="float">
            <text:p>0,7132588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36961094" calcext:value-type="float">
            <text:p>0,036961094</text:p>
          </table:table-cell>
          <table:table-cell office:value-type="float" office:value="0.24021265" calcext:value-type="float">
            <text:p>0,2402126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34733176" calcext:value-type="float">
            <text:p>0,034733176</text:p>
          </table:table-cell>
          <table:table-cell office:value-type="float" office:value="0.16730353" calcext:value-type="float">
            <text:p>0,16730353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2888905" calcext:value-type="float">
            <text:p>0,02888905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27203182" calcext:value-type="float">
            <text:p>0,027203182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32936815" calcext:value-type="float">
            <text:p>0,03293681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8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39738372" calcext:value-type="float">
            <text:p>0,39738372</text:p>
          </table:table-cell>
          <table:table-cell office:value-type="float" office:value="0.7664413" calcext:value-type="float">
            <text:p>0,7664413</text:p>
          </table:table-cell>
          <table:table-cell table:number-columns-repeated="5"/>
          <table:table-cell table:formula="of:=IF([retrained.B118]=&quot;havanese&quot;;[retrained.C118];0)" office:value-type="float" office:value="0.39738372" calcext:value-type="float">
            <text:p>0,3973837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2967291" calcext:value-type="float">
            <text:p>0,2967291</text:p>
          </table:table-cell>
          <table:table-cell office:value-type="float" office:value="0.06382134" calcext:value-type="float">
            <text:p>0,06382134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3267104" calcext:value-type="float">
            <text:p>0,13267104</text:p>
          </table:table-cell>
          <table:table-cell office:value-type="float" office:value="0.2333468" calcext:value-type="float">
            <text:p>0,2333468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3861115" calcext:value-type="float">
            <text:p>0,03861115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24478633" calcext:value-type="float">
            <text:p>0,024478633</text:p>
          </table:table-cell>
          <table:table-cell office:value-type="float" office:value="0.028159533" calcext:value-type="float">
            <text:p>0,02815953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37028086" calcext:value-type="float">
            <text:p>0,37028086</text:p>
          </table:table-cell>
          <table:table-cell table:number-columns-repeated="5"/>
          <table:table-cell table:formula="of:=IF([retrained.B128]=&quot;norwegian&quot;;IF([retrained.C128]=&quot;lundehund&quot;;[retrained.D12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28661" calcext:value-type="float">
            <text:p>0,32866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8389087" calcext:value-type="float">
            <text:p>0,08389087</text:p>
          </table:table-cell>
          <table:table-cell office:value-type="float" office:value="0.23035204" calcext:value-type="float">
            <text:p>0,23035204</text:p>
          </table:table-cell>
          <table:table-cell office:value-type="string" calcext:value-type="string">
            <text:p>0.08464501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7557227" calcext:value-type="float">
            <text:p>0,07557227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4800707" calcext:value-type="float">
            <text:p>0,04800707</text:p>
          </table:table-cell>
          <table:table-cell office:value-type="float" office:value="0.03174609" calcext:value-type="float">
            <text:p>0,0317460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3652565" calcext:value-type="float">
            <text:p>0,13652565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retrained.B138]=&quot;miniature&quot;;IF([retrained.C138]=&quot;schnauzer&quot;;[retrained.D138];0);0)" office:value-type="float" office:value="0.13652565" calcext:value-type="float">
            <text:p>0,1365256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9537423" calcext:value-type="float">
            <text:p>0,09537423</text:p>
          </table:table-cell>
          <table:table-cell office:value-type="float" office:value="0.092594795" calcext:value-type="float">
            <text:p>0,092594795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8779057" calcext:value-type="float">
            <text:p>0,08779057</text:p>
          </table:table-cell>
          <table:table-cell office:value-type="float" office:value="0.084645025" calcext:value-type="float">
            <text:p>0,08464502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7963938" calcext:value-type="float">
            <text:p>0,07963938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7340331" calcext:value-type="float">
            <text:p>0,07340331</text:p>
          </table:table-cell>
          <table:table-cell office:value-type="float" office:value="0.04823257" calcext:value-type="float">
            <text:p>0,0482325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26289856" calcext:value-type="float">
            <text:p>0,26289856</text:p>
          </table:table-cell>
          <table:table-cell office:value-type="string" calcext:value-type="string">
            <text:p>spaniel</text:p>
          </table:table-cell>
          <table:table-cell office:value-type="float" office:value="0.31089753" calcext:value-type="float">
            <text:p>0,31089753</text:p>
          </table:table-cell>
          <table:table-cell table:number-columns-repeated="3"/>
          <table:table-cell table:formula="of:=IF([retrained.B148]=&quot;english&quot;;IF([retrained.C148]=&quot;springer&quot;;IF([retrained.D148]=&quot;spaniel&quot;;[retrained.E148];0)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17184888" calcext:value-type="float">
            <text:p>0,17184888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6272707" calcext:value-type="float">
            <text:p>0,16272707</text:p>
          </table:table-cell>
          <table:table-cell office:value-type="string" calcext:value-type="string">
            <text:p>setter</text:p>
          </table:table-cell>
          <table:table-cell office:value-type="float" office:value="0.0326138" calcext:value-type="float">
            <text:p>0,03261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101672314" calcext:value-type="float">
            <text:p>0,10167231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7014574" calcext:value-type="float">
            <text:p>0,0701457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6907473" calcext:value-type="float">
            <text:p>0,06907473</text:p>
          </table:table-cell>
          <table:table-cell office:value-type="float" office:value="0.060362734" calcext:value-type="float">
            <text:p>0,060362734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0538156" calcext:value-type="float">
            <text:p>0,90538156</text:p>
          </table:table-cell>
          <table:table-cell table:number-columns-repeated="5"/>
          <table:table-cell table:formula="of:=IF([retrained.B158]=&quot;afghan&quot;;IF([retrained.C158]=&quot;hound&quot;;[retrained.D158];0);0)" office:value-type="float" office:value="0.90538156" calcext:value-type="float">
            <text:p>0,9053815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22214504" calcext:value-type="float">
            <text:p>0,022214504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2106539" calcext:value-type="float">
            <text:p>0,02106539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19777587" calcext:value-type="float">
            <text:p>0,019777587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08831791" calcext:value-type="float">
            <text:p>0,008831791</text:p>
          </table:table-cell>
          <table:table-cell office:value-type="float" office:value="0.0054612933" calcext:value-type="float">
            <text:p>0,0054612933</text:p>
          </table:table-cell>
          <table:table-cell office:value-type="float" office:value="0.00027016274" calcext:value-type="float">
            <text:p>0,00027016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54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71945584" calcext:value-type="float">
            <text:p>0,71945584</text:p>
          </table:table-cell>
          <table:table-cell table:number-columns-repeated="6"/>
          <table:table-cell table:formula="of:=IF([retrained.B168]=&quot;affenpinscher&quot;;[retrained.C168];0)" office:value-type="float" office:value="0.71945584" calcext:value-type="float">
            <text:p>0,7194558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9904908" calcext:value-type="float">
            <text:p>0,0990490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57654936" calcext:value-type="float">
            <text:p>0,057654936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53064246" calcext:value-type="float">
            <text:p>0,053064246</text:p>
          </table:table-cell>
          <table:table-cell office:value-type="float" office:value="0.05212346" calcext:value-type="float">
            <text:p>0,05212346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18460518" calcext:value-type="float">
            <text:p>0,01846051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5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947549" calcext:value-type="float">
            <text:p>0,9947549</text:p>
          </table:table-cell>
          <table:table-cell table:number-columns-repeated="6"/>
          <table:table-cell table:formula="of:=IF([retrained.B178]=&quot;pomeranian&quot;;[retrained.C178];0)" office:value-type="float" office:value="0.9947549" calcext:value-type="float">
            <text:p>0,9947549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1421879" calcext:value-type="float">
            <text:p>0,001421879</text:p>
          </table:table-cell>
          <table:table-cell office:value-type="float" office:value="0.0016070155" calcext:value-type="float">
            <text:p>0,0016070155</text:p>
          </table:table-cell>
          <table:table-cell office:value-type="float" office:value="0.011768984" calcext:value-type="float">
            <text:p>0,011768984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3465445" calcext:value-type="float">
            <text:p>0,0013465445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yorkshire</text:p>
          </table:table-cell>
          <table:table-cell office:value-type="string" calcext:value-type="string">
            <text:p>terrier</text:p>
          </table:table-cell>
          <table:table-cell office:value-type="float" office:value="0.0005641084" calcext:value-type="float">
            <text:p>0,0005641084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054342154" calcext:value-type="float">
            <text:p>0,0005434215</text:p>
          </table:table-cell>
          <table:table-cell office:value-type="float" office:value="0.0004946372" calcext:value-type="float">
            <text:p>0,000494637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8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18461782" calcext:value-type="float">
            <text:p>0,18461782</text:p>
          </table:table-cell>
          <table:table-cell office:value-type="float" office:value="0.2832403" calcext:value-type="float">
            <text:p>0,2832403</text:p>
          </table:table-cell>
          <table:table-cell table:number-columns-repeated="4"/>
          <table:table-cell table:formula="of:=IF([retrained.B188]=&quot;german&quot;;IF([retrained.C188]=&quot;shepherd&quot;;IF([retrained.D188]=&quot;dog&quot;;[retrained.E188];0)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2437755" calcext:value-type="float">
            <text:p>0,12437755</text:p>
          </table:table-cell>
          <table:table-cell office:value-type="float" office:value="0.13785131" calcext:value-type="float">
            <text:p>0,13785131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2098408" calcext:value-type="float">
            <text:p>0,12098408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653948" calcext:value-type="float">
            <text:p>0,0653948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hound</text:p>
          </table:table-cell>
          <table:table-cell office:value-type="float" office:value="0.042230774" calcext:value-type="float">
            <text:p>0,04223077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8131347" calcext:value-type="float">
            <text:p>0,98131347</text:p>
          </table:table-cell>
          <table:table-cell table:number-columns-repeated="5"/>
          <table:table-cell table:formula="of:=IF([retrained.B198]=&quot;australian&quot;;IF([retrained.C198]=&quot;shepherd&quot;;[retrained.D198];0);0)" office:value-type="float" office:value="0.98131347" calcext:value-type="float">
            <text:p>0,9813134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7708568" calcext:value-type="float">
            <text:p>0,007708568</text:p>
          </table:table-cell>
          <table:table-cell office:value-type="string" calcext:value-type="string">
            <text:p>dog</text:p>
          </table:table-cell>
          <table:table-cell office:value-type="float" office:value="0.0043828245" calcext:value-type="float">
            <text:p>0,0043828245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041208295" calcext:value-type="float">
            <text:p>0,0041208295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39706426" calcext:value-type="float">
            <text:p>0,0039706426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5434767" calcext:value-type="float">
            <text:p>0,004543476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0094230834" calcext:value-type="float">
            <text:p>0,0009423083</text:p>
          </table:table-cell>
          <table:table-cell table:number-columns-repeated="7"/>
        </table:table-row>
      </table:table>
      <table:table table:name="op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1:14:38.619 12862-13411/org.tensorflow.demo I/tensorflow: ClassifierActivity: Inference time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5504693" calcext:value-type="float">
            <text:p>5504693</text:p>
          </table:table-cell>
          <table:table-cell office:value-type="float" office:value="5973044" calcext:value-type="float">
            <text:p>5973044</text:p>
          </table:table-cell>
          <table:table-cell table:style-name="ce1" office:value-type="percentage" office:value="0.078" calcext:value-type="percentage">
            <text:p>7,80%</text:p>
          </table:table-cell>
          <table:table-cell office:value-type="string" calcext:value-type="string">
            <text:p>/home/aw/MobileMobileNetRetrained/graphs/mobilenet_0.50_224_700/opt1_retrained_dog_graph_mobilenet_0.50_224_700_0.007.pb</text:p>
          </table:table-cell>
          <table:table-cell table:number-columns-repeated="9"/>
          <table:table-cell office:value-type="string" calcext:value-type="string">
            <text:p>01-23 11:14:40.939 12862-13411/org.tensorflow.demo I/tensorflow: ClassifierActivity: Inference time: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4:43.485 12862-13411/org.tensorflow.demo I/tensorflow: ClassifierActivity: Inference time: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1.J6:.J202])" office:value-type="float" office:value="0.566641033" calcext:value-type="float">
            <text:p>0,566641033</text:p>
          </table:table-cell>
          <table:table-cell table:style-name="ce2" table:formula="of:=COUNTIFS([opt1.J6:.J200];&quot;=0&quot;)" office:value-type="float" office:value="5" calcext:value-type="float">
            <text:p>5</text:p>
          </table:table-cell>
          <table:table-cell table:style-name="ce2" table:formula="of:=AVERAGE([.P1:.P20])" office:value-type="float" office:value="239.55" calcext:value-type="float">
            <text:p>239,55</text:p>
          </table:table-cell>
          <table:table-cell table:number-columns-repeated="2"/>
          <table:table-cell office:value-type="string" calcext:value-type="string">
            <text:p>01-23 11:14:45.825 12862-13411/org.tensorflow.demo I/tensorflow: ClassifierActivity: Inference time: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4:48.407 12862-13411/org.tensorflow.demo I/tensorflow: ClassifierActivity: Inference time: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58s</text:p>
          </table:table-cell>
          <table:table-cell table:number-columns-repeated="10"/>
          <table:table-cell office:value-type="string" calcext:value-type="string">
            <text:p>01-23 11:14:50.751 12862-13411/org.tensorflow.demo I/tensorflow: ClassifierActivity: Inference time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4:53.303 12862-13411/org.tensorflow.demo I/tensorflow: ClassifierActivity: Inference time: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8100498" calcext:value-type="float">
            <text:p>0,8100498</text:p>
          </table:table-cell>
          <table:table-cell table:number-columns-repeated="5"/>
          <table:table-cell table:formula="of:=IF([opt1.B8]=&quot;great&quot;;IF([opt1.C8]=&quot;dane&quot;;[opt1.D8];0);0)" office:value-type="float" office:value="0.8100498" calcext:value-type="float">
            <text:p>0,8100498</text:p>
          </table:table-cell>
          <table:table-cell table:number-columns-repeated="4"/>
          <table:table-cell office:value-type="string" calcext:value-type="string">
            <text:p>01-23 11:14:55.615 12862-13411/org.tensorflow.demo I/tensorflow: ClassifierActivity: Inference time: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3861801" calcext:value-type="float">
            <text:p>0,03861801</text:p>
          </table:table-cell>
          <table:table-cell table:number-columns-repeated="11"/>
          <table:table-cell office:value-type="string" calcext:value-type="string">
            <text:p>01-23 11:14:58.144 12862-13411/org.tensorflow.demo I/tensorflow: ClassifierActivity: Inference time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xer</text:p>
          </table:table-cell>
          <table:table-cell office:value-type="float" office:value="0.023464626" calcext:value-type="float">
            <text:p>0,023464626</text:p>
          </table:table-cell>
          <table:table-cell table:number-columns-repeated="11"/>
          <table:table-cell office:value-type="string" calcext:value-type="string">
            <text:p>01-23 11:15:00.665 12862-13411/org.tensorflow.demo I/tensorflow: ClassifierActivity: Inference time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023298148" calcext:value-type="float">
            <text:p>0,023298148</text:p>
          </table:table-cell>
          <table:table-cell table:number-columns-repeated="9"/>
          <table:table-cell office:value-type="string" calcext:value-type="string">
            <text:p>01-23 11:15:02.975 12862-13411/org.tensorflow.demo I/tensorflow: ClassifierActivity: Inference time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18244606" calcext:value-type="float">
            <text:p>0,018244606</text:p>
          </table:table-cell>
          <table:table-cell table:number-columns-repeated="11"/>
          <table:table-cell office:value-type="string" calcext:value-type="string">
            <text:p>01-23 11:15:05.585 12862-13411/org.tensorflow.demo I/tensorflow: ClassifierActivity: Inference time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5:07.958 12862-13411/org.tensorflow.demo I/tensorflow: ClassifierActivity: Inference time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1:15:10.419 12862-13411/org.tensorflow.demo I/tensorflow: ClassifierActivity: Inference time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5:12.982 12862-13411/org.tensorflow.demo I/tensorflow: ClassifierActivity: Inference time: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0"/>
          <table:table-cell office:value-type="string" calcext:value-type="string">
            <text:p>01-23 11:15:15.630 12862-13411/org.tensorflow.demo I/tensorflow: ClassifierActivity: Inference time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5:18.431 12862-13411/org.tensorflow.demo I/tensorflow: ClassifierActivity: Inference time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23034726" calcext:value-type="float">
            <text:p>0,23034726</text:p>
          </table:table-cell>
          <table:table-cell table:number-columns-repeated="2"/>
          <table:table-cell table:formula="of:=IF([opt1.B18]=&quot;maltese&quot;;[opt1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1:15:20.927 12862-13411/org.tensorflow.demo I/tensorflow: ClassifierActivity: Inference time: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errier</text:p>
          </table:table-cell>
          <table:table-cell office:value-type="float" office:value="0.22694264" calcext:value-type="float">
            <text:p>0,22694264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13226852" calcext:value-type="float">
            <text:p>0,13226852</text:p>
          </table:table-cell>
          <table:table-cell table:number-columns-repeated="7"/>
          <table:table-cell office:value-type="string" calcext:value-type="string">
            <text:p>01-23 11:15:23.326 12862-13411/org.tensorflow.demo I/tensorflow: ClassifierActivity: Inference time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566742" calcext:value-type="float">
            <text:p>0,0566742</text:p>
          </table:table-cell>
          <table:table-cell table:number-columns-repeated="11"/>
          <table:table-cell office:value-type="string" calcext:value-type="string">
            <text:p>01-23 11:15:25.655 12862-13411/org.tensorflow.demo I/tensorflow: ClassifierActivity: Inference time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terrier</text:p>
          </table:table-cell>
          <table:table-cell office:value-type="float" office:value="0.044622798" calcext:value-type="float">
            <text:p>0,044622798</text:p>
          </table:table-cell>
          <table:table-cell office:value-type="float" office:value="0.049229838" calcext:value-type="float">
            <text:p>0,049229838</text:p>
          </table:table-cell>
          <table:table-cell table:number-columns-repeated="9"/>
          <table:table-cell office:value-type="string" calcext:value-type="string">
            <text:p>01-23 11:15:28.231 12862-13411/org.tensorflow.demo I/tensorflow: ClassifierActivity: Inference time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basset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vendeen</text:p>
          </table:table-cell>
          <table:table-cell office:value-type="float" office:value="0.04100588" calcext:value-type="float">
            <text:p>0,04100588</text:p>
          </table:table-cell>
          <table:table-cell table:number-columns-repeated="8"/>
          <table:table-cell office:value-type="string" calcext:value-type="string">
            <text:p>01-23 11:15:30.756 12862-13411/org.tensorflow.demo I/tensorflow: ClassifierActivity: Inference time: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8092045" calcext:value-type="float">
            <text:p>0,8092045</text:p>
          </table:table-cell>
          <table:table-cell table:number-columns-repeated="5"/>
          <table:table-cell table:formula="of:=IF([opt1.B28]=&quot;border&quot;;IF([opt1.C28]=&quot;collie&quot;;[opt1.D28];0);0)" office:value-type="float" office:value="0.8092045" calcext:value-type="float">
            <text:p>0,8092045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2445072" calcext:value-type="float">
            <text:p>0,12445072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3473236" calcext:value-type="float">
            <text:p>0,013473236</text:p>
          </table:table-cell>
          <table:table-cell office:value-type="string" calcext:value-type="string">
            <text:p>corgi</text:p>
          </table:table-cell>
          <table:table-cell office:value-type="float" office:value="0.020570545" calcext:value-type="float">
            <text:p>0,020570545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9493892" calcext:value-type="float">
            <text:p>0,009493892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71899556" calcext:value-type="float">
            <text:p>0,007189955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1007178" calcext:value-type="float">
            <text:p>0,01007178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ewfoundland</text:p>
          </table:table-cell>
          <table:table-cell office:value-type="float" office:value="0.353203" calcext:value-type="float">
            <text:p>0,353203</text:p>
          </table:table-cell>
          <table:table-cell office:value-type="string" calcext:value-type="string">
            <text:p>retriever</text:p>
          </table:table-cell>
          <table:table-cell office:value-type="float" office:value="0.4208398" calcext:value-type="float">
            <text:p>0,4208398</text:p>
          </table:table-cell>
          <table:table-cell office:value-type="float" office:value="0.5002785" calcext:value-type="float">
            <text:p>0,5002785</text:p>
          </table:table-cell>
          <table:table-cell table:number-columns-repeated="3"/>
          <table:table-cell table:formula="of:=IF([opt1.B38]=&quot;greater&quot;;IF([opt1.C38]=&quot;swiss&quot;;IF([opt1.D38]=&quot;mountain&quot;;IF([opt1.E38]=&quot;dog&quot;;[opt1.F38];0)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11991357" calcext:value-type="float">
            <text:p>0,11991357</text:p>
          </table:table-cell>
          <table:table-cell office:value-type="float" office:value="0.11342479" calcext:value-type="float">
            <text:p>0,11342479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9436706" calcext:value-type="float">
            <text:p>0,09436706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9008089" calcext:value-type="float">
            <text:p>0,09008089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057771582" calcext:value-type="float">
            <text:p>0,05777158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7908956" calcext:value-type="float">
            <text:p>0,7908956</text:p>
          </table:table-cell>
          <table:table-cell table:number-columns-repeated="5"/>
          <table:table-cell table:formula="of:=IF([opt1.B48]=&quot;bedlington&quot;;IF([opt1.C48]=&quot;terrier&quot;;[opt1.D48];0);0)" office:value-type="float" office:value="0.7908956" calcext:value-type="float">
            <text:p>0,7908956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114569984" calcext:value-type="float">
            <text:p>0,114569984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30395217" calcext:value-type="float">
            <text:p>0,030395217</text:p>
          </table:table-cell>
          <table:table-cell office:value-type="float" office:value="0.0017637115" calcext:value-type="float">
            <text:p>0,0017637115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17107937" calcext:value-type="float">
            <text:p>0,017107937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andie</text:p>
          </table:table-cell>
          <table:table-cell office:value-type="string" calcext:value-type="string">
            <text:p>dinmont</text:p>
          </table:table-cell>
          <table:table-cell office:value-type="string" calcext:value-type="string">
            <text:p>terrier</text:p>
          </table:table-cell>
          <table:table-cell office:value-type="float" office:value="0.009576671" calcext:value-type="float">
            <text:p>0,009576671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467472" calcext:value-type="float">
            <text:p>0,9467472</text:p>
          </table:table-cell>
          <table:table-cell table:number-columns-repeated="6"/>
          <table:table-cell table:formula="of:=IF([opt1.B58]=&quot;akita&quot;;[opt1.C58];0)" office:value-type="float" office:value="0.9467472" calcext:value-type="float">
            <text:p>0,946747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35207402" calcext:value-type="float">
            <text:p>0,035207402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5494501" calcext:value-type="float">
            <text:p>0,005494501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5035994" calcext:value-type="float">
            <text:p>0,0035035994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027581302" calcext:value-type="float">
            <text:p>0,002758130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5320046" calcext:value-type="float">
            <text:p>0,95320046</text:p>
          </table:table-cell>
          <table:table-cell table:number-columns-repeated="6"/>
          <table:table-cell table:formula="of:=IF([opt1.B68]=&quot;chihuahua&quot;;[opt1.C68];0)" office:value-type="float" office:value="0.95320046" calcext:value-type="float">
            <text:p>0,9532004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18863596" calcext:value-type="float">
            <text:p>0,018863596</text:p>
          </table:table-cell>
          <table:table-cell office:value-type="float" office:value="0.019962452" calcext:value-type="float">
            <text:p>0,019962452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3278871" calcext:value-type="float">
            <text:p>0,013278871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48473775" calcext:value-type="float">
            <text:p>0,0048473775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0027565134" calcext:value-type="float">
            <text:p>0,002756513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202299" calcext:value-type="float">
            <text:p>0,5202299</text:p>
          </table:table-cell>
          <table:table-cell table:number-columns-repeated="4"/>
          <table:table-cell table:formula="of:=IF([opt1.B78]=&quot;pembroke&quot;;IF([opt1.C78]=&quot;welsh&quot;;IF([opt1.D78]=&quot;corgi&quot;;[opt1.E78];0);0);0)" office:value-type="float" office:value="0.5202299" calcext:value-type="float">
            <text:p>0,5202299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33117843" calcext:value-type="float">
            <text:p>0,33117843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67468554" calcext:value-type="float">
            <text:p>0,067468554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38668405" calcext:value-type="float">
            <text:p>0,038668405</text:p>
          </table:table-cell>
          <table:table-cell office:value-type="string" calcext:value-type="string">
            <text:p>dog</text:p>
          </table:table-cell>
          <table:table-cell office:value-type="float" office:value="0.10274664" calcext:value-type="float">
            <text:p>0,10274664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21315452" calcext:value-type="float">
            <text:p>0,02131545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9271129" calcext:value-type="float">
            <text:p>0,9271129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1.B88]=&quot;canaan&quot;;IF([opt1.C88]=&quot;dog&quot;;[opt1.D88];0);0)" office:value-type="float" office:value="0.9271129" calcext:value-type="float">
            <text:p>0,927112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25387743" calcext:value-type="float">
            <text:p>0,025387743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09200721" calcext:value-type="float">
            <text:p>0,009200721</text:p>
          </table:table-cell>
          <table:table-cell office:value-type="string" calcext:value-type="string">
            <text:p>terrier</text:p>
          </table:table-cell>
          <table:table-cell office:value-type="float" office:value="0.05446427" calcext:value-type="float">
            <text:p>0,05446427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09182861" calcext:value-type="float">
            <text:p>0,009182861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52253576" calcext:value-type="float">
            <text:p>0,0052253576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7273063" calcext:value-type="float">
            <text:p>0,7273063</text:p>
          </table:table-cell>
          <table:table-cell table:number-columns-repeated="4"/>
          <table:table-cell table:formula="of:=IF([opt1.B98]=&quot;cardigan&quot;;IF([opt1.C98]=&quot;welsh&quot;;IF([opt1.D98]=&quot;corgi&quot;;[opt1.E98];0);0);0)" office:value-type="float" office:value="0.7273063" calcext:value-type="float">
            <text:p>0,7273063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6700458" calcext:value-type="float">
            <text:p>0,26700458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13644986" calcext:value-type="float">
            <text:p>0,0013644986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10208363" calcext:value-type="float">
            <text:p>0,0010208363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064163905" calcext:value-type="float">
            <text:p>0,0006416391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0038458" calcext:value-type="float">
            <text:p>0,0010038458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71325886" calcext:value-type="float">
            <text:p>0,71325886</text:p>
          </table:table-cell>
          <table:table-cell table:number-columns-repeated="6"/>
          <table:table-cell table:formula="of:=IF([opt1.B108]=&quot;basenji&quot;;[opt1.C108];0)" office:value-type="float" office:value="0.71325886" calcext:value-type="float">
            <text:p>0,71325886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36961094" calcext:value-type="float">
            <text:p>0,036961094</text:p>
          </table:table-cell>
          <table:table-cell office:value-type="float" office:value="0.24021265" calcext:value-type="float">
            <text:p>0,24021265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34733176" calcext:value-type="float">
            <text:p>0,034733176</text:p>
          </table:table-cell>
          <table:table-cell office:value-type="float" office:value="0.16730353" calcext:value-type="float">
            <text:p>0,16730353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2888905" calcext:value-type="float">
            <text:p>0,02888905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27203182" calcext:value-type="float">
            <text:p>0,027203182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32936815" calcext:value-type="float">
            <text:p>0,03293681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39738372" calcext:value-type="float">
            <text:p>0,39738372</text:p>
          </table:table-cell>
          <table:table-cell office:value-type="float" office:value="0.7664413" calcext:value-type="float">
            <text:p>0,7664413</text:p>
          </table:table-cell>
          <table:table-cell table:number-columns-repeated="5"/>
          <table:table-cell table:formula="of:=IF([opt1.B118]=&quot;havanese&quot;;[opt1.C118];0)" office:value-type="float" office:value="0.39738372" calcext:value-type="float">
            <text:p>0,3973837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2967291" calcext:value-type="float">
            <text:p>0,2967291</text:p>
          </table:table-cell>
          <table:table-cell office:value-type="float" office:value="0.06382134" calcext:value-type="float">
            <text:p>0,06382134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3267104" calcext:value-type="float">
            <text:p>0,13267104</text:p>
          </table:table-cell>
          <table:table-cell office:value-type="float" office:value="0.2333468" calcext:value-type="float">
            <text:p>0,2333468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3861115" calcext:value-type="float">
            <text:p>0,03861115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24478633" calcext:value-type="float">
            <text:p>0,024478633</text:p>
          </table:table-cell>
          <table:table-cell office:value-type="float" office:value="0.028159533" calcext:value-type="float">
            <text:p>0,02815953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37028086" calcext:value-type="float">
            <text:p>0,37028086</text:p>
          </table:table-cell>
          <table:table-cell table:number-columns-repeated="5"/>
          <table:table-cell table:formula="of:=IF([opt1.B128]=&quot;norwegian&quot;;IF([opt1.C128]=&quot;lundehund&quot;;[opt1.D12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28661" calcext:value-type="float">
            <text:p>0,328661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8389087" calcext:value-type="float">
            <text:p>0,08389087</text:p>
          </table:table-cell>
          <table:table-cell office:value-type="float" office:value="0.2303521" calcext:value-type="float">
            <text:p>0,2303521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7557227" calcext:value-type="float">
            <text:p>0,07557227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4800707" calcext:value-type="float">
            <text:p>0,04800707</text:p>
          </table:table-cell>
          <table:table-cell office:value-type="float" office:value="0.03174609" calcext:value-type="float">
            <text:p>0,0317460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3652565" calcext:value-type="float">
            <text:p>0,13652565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1.B138]=&quot;miniature&quot;;IF([opt1.C138]=&quot;schnauzer&quot;;[opt1.D138];0);0)" office:value-type="float" office:value="0.13652565" calcext:value-type="float">
            <text:p>0,13652565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9537423" calcext:value-type="float">
            <text:p>0,09537423</text:p>
          </table:table-cell>
          <table:table-cell office:value-type="float" office:value="0.092594795" calcext:value-type="float">
            <text:p>0,092594795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8779057" calcext:value-type="float">
            <text:p>0,08779057</text:p>
          </table:table-cell>
          <table:table-cell office:value-type="float" office:value="0.08464501" calcext:value-type="float">
            <text:p>0,08464501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7963938" calcext:value-type="float">
            <text:p>0,0796393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7340331" calcext:value-type="float">
            <text:p>0,07340331</text:p>
          </table:table-cell>
          <table:table-cell office:value-type="float" office:value="0.04823257" calcext:value-type="float">
            <text:p>0,0482325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26289856" calcext:value-type="float">
            <text:p>0,26289856</text:p>
          </table:table-cell>
          <table:table-cell office:value-type="string" calcext:value-type="string">
            <text:p>spaniel</text:p>
          </table:table-cell>
          <table:table-cell office:value-type="float" office:value="0.31089753" calcext:value-type="float">
            <text:p>0,31089753</text:p>
          </table:table-cell>
          <table:table-cell table:number-columns-repeated="3"/>
          <table:table-cell table:formula="of:=IF([opt1.B148]=&quot;english&quot;;IF([opt1.C148]=&quot;springer&quot;;IF([opt1.D148]=&quot;spaniel&quot;;[opt1.E14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17184888" calcext:value-type="float">
            <text:p>0,1718488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6272707" calcext:value-type="float">
            <text:p>0,16272707</text:p>
          </table:table-cell>
          <table:table-cell office:value-type="string" calcext:value-type="string">
            <text:p>setter</text:p>
          </table:table-cell>
          <table:table-cell office:value-type="float" office:value="0.032613877" calcext:value-type="float">
            <text:p>0,032613877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101672314" calcext:value-type="float">
            <text:p>0,10167231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7014574" calcext:value-type="float">
            <text:p>0,07014574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6907473" calcext:value-type="float">
            <text:p>0,06907473</text:p>
          </table:table-cell>
          <table:table-cell office:value-type="float" office:value="0.060362734" calcext:value-type="float">
            <text:p>0,06036273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0538156" calcext:value-type="float">
            <text:p>0,90538156</text:p>
          </table:table-cell>
          <table:table-cell table:number-columns-repeated="5"/>
          <table:table-cell table:formula="of:=IF([opt1.B158]=&quot;afghan&quot;;IF([opt1.C158]=&quot;hound&quot;;[opt1.D158];0);0)" office:value-type="float" office:value="0.90538156" calcext:value-type="float">
            <text:p>0,90538156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22214504" calcext:value-type="float">
            <text:p>0,022214504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2106539" calcext:value-type="float">
            <text:p>0,02106539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19777587" calcext:value-type="float">
            <text:p>0,019777587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08831791" calcext:value-type="float">
            <text:p>0,008831791</text:p>
          </table:table-cell>
          <table:table-cell office:value-type="float" office:value="0.0054612933" calcext:value-type="float">
            <text:p>0,0054612933</text:p>
          </table:table-cell>
          <table:table-cell office:value-type="float" office:value="0.00027016274" calcext:value-type="float">
            <text:p>0,000270162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71945584" calcext:value-type="float">
            <text:p>0,71945584</text:p>
          </table:table-cell>
          <table:table-cell table:number-columns-repeated="6"/>
          <table:table-cell table:formula="of:=IF([opt1.B168]=&quot;affenpinscher&quot;;[opt1.C168];0)" office:value-type="float" office:value="0.71945584" calcext:value-type="float">
            <text:p>0,7194558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9904908" calcext:value-type="float">
            <text:p>0,09904908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57654936" calcext:value-type="float">
            <text:p>0,057654936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53064246" calcext:value-type="float">
            <text:p>0,053064246</text:p>
          </table:table-cell>
          <table:table-cell office:value-type="float" office:value="0.05212346" calcext:value-type="float">
            <text:p>0,05212346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18460518" calcext:value-type="float">
            <text:p>0,01846051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947549" calcext:value-type="float">
            <text:p>0,9947549</text:p>
          </table:table-cell>
          <table:table-cell table:number-columns-repeated="6"/>
          <table:table-cell table:formula="of:=IF([opt1.B178]=&quot;pomeranian&quot;;[opt1.C178];0)" office:value-type="float" office:value="0.9947549" calcext:value-type="float">
            <text:p>0,9947549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1421879" calcext:value-type="float">
            <text:p>0,001421879</text:p>
          </table:table-cell>
          <table:table-cell office:value-type="float" office:value="0.0016070155" calcext:value-type="float">
            <text:p>0,0016070155</text:p>
          </table:table-cell>
          <table:table-cell office:value-type="float" office:value="0.011768974" calcext:value-type="float">
            <text:p>0,011768974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3465445" calcext:value-type="float">
            <text:p>0,0013465445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yorkshire</text:p>
          </table:table-cell>
          <table:table-cell office:value-type="string" calcext:value-type="string">
            <text:p>terrier</text:p>
          </table:table-cell>
          <table:table-cell office:value-type="float" office:value="0.0005641084" calcext:value-type="float">
            <text:p>0,0005641084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054342154" calcext:value-type="float">
            <text:p>0,0005434215</text:p>
          </table:table-cell>
          <table:table-cell office:value-type="float" office:value="0.0004946372" calcext:value-type="float">
            <text:p>0,000494637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18461782" calcext:value-type="float">
            <text:p>0,18461782</text:p>
          </table:table-cell>
          <table:table-cell office:value-type="float" office:value="0.2832403" calcext:value-type="float">
            <text:p>0,2832403</text:p>
          </table:table-cell>
          <table:table-cell table:number-columns-repeated="4"/>
          <table:table-cell table:formula="of:=IF([opt1.B188]=&quot;german&quot;;IF([opt1.C188]=&quot;shepherd&quot;;IF([opt1.D188]=&quot;dog&quot;;[opt1.E18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2437755" calcext:value-type="float">
            <text:p>0,12437755</text:p>
          </table:table-cell>
          <table:table-cell office:value-type="float" office:value="0.13785131" calcext:value-type="float">
            <text:p>0,13785131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2098408" calcext:value-type="float">
            <text:p>0,12098408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653948" calcext:value-type="float">
            <text:p>0,0653948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hound</text:p>
          </table:table-cell>
          <table:table-cell office:value-type="float" office:value="0.042230774" calcext:value-type="float">
            <text:p>0,04223077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8131347" calcext:value-type="float">
            <text:p>0,98131347</text:p>
          </table:table-cell>
          <table:table-cell table:number-columns-repeated="5"/>
          <table:table-cell table:formula="of:=IF([opt1.B198]=&quot;australian&quot;;IF([opt1.C198]=&quot;shepherd&quot;;[opt1.D198];0);0)" office:value-type="float" office:value="0.98131347" calcext:value-type="float">
            <text:p>0,98131347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7708568" calcext:value-type="float">
            <text:p>0,007708568</text:p>
          </table:table-cell>
          <table:table-cell office:value-type="string" calcext:value-type="string">
            <text:p>dog</text:p>
          </table:table-cell>
          <table:table-cell office:value-type="float" office:value="0.0043828245" calcext:value-type="float">
            <text:p>0,004382824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041208295" calcext:value-type="float">
            <text:p>0,004120829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39706426" calcext:value-type="float">
            <text:p>0,0039706426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5434595" calcext:value-type="float">
            <text:p>0,0045434595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0094230834" calcext:value-type="float">
            <text:p>0,0009423083</text:p>
          </table:table-cell>
          <table:table-cell table:number-columns-repeated="12"/>
        </table:table-row>
      </table:table>
      <table:table table:name="opt2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1:16:50.436 14012-14697/org.tensorflow.demo I/tensorflow: ClassifierActivity: Inference time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1780487" calcext:value-type="float">
            <text:p>1780487</text:p>
          </table:table-cell>
          <table:table-cell office:value-type="float" office:value="5973063" calcext:value-type="float">
            <text:p>5973063</text:p>
          </table:table-cell>
          <table:table-cell table:style-name="ce1" office:value-type="percentage" office:value="0.702" calcext:value-type="percentage">
            <text:p>70,20%</text:p>
          </table:table-cell>
          <table:table-cell office:value-type="string" calcext:value-type="string">
            <text:p>/home/aw/MobileMobileNetRetrained/graphs/mobilenet_0.50_224_700/opt2_retrained_dog_graph_mobilenet_0.50_224_700_0.007.pb</text:p>
          </table:table-cell>
          <table:table-cell table:number-columns-repeated="9"/>
          <table:table-cell office:value-type="string" calcext:value-type="string">
            <text:p>01-23 11:16:52.822 14012-14697/org.tensorflow.demo I/tensorflow: ClassifierActivity: Inference time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6:55.182 14012-14697/org.tensorflow.demo I/tensorflow: ClassifierActivity: Inference time: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2.J6:.J202])" office:value-type="float" office:value="0.487681977" calcext:value-type="float">
            <text:p>0,487681977</text:p>
          </table:table-cell>
          <table:table-cell table:style-name="ce2" table:formula="of:=COUNTIFS([opt2.J6:.J200];&quot;=0&quot;)" office:value-type="float" office:value="8" calcext:value-type="float">
            <text:p>8</text:p>
          </table:table-cell>
          <table:table-cell table:style-name="ce2" table:formula="of:=AVERAGE([.P1:.P20])" office:value-type="float" office:value="252.45" calcext:value-type="float">
            <text:p>252,45</text:p>
          </table:table-cell>
          <table:table-cell table:number-columns-repeated="2"/>
          <table:table-cell office:value-type="string" calcext:value-type="string">
            <text:p>01-23 11:16:57.582 14012-14697/org.tensorflow.demo I/tensorflow: ClassifierActivity: Inference time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6:59.956 14012-14697/org.tensorflow.demo I/tensorflow: ClassifierActivity: Inference time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0"/>
          <table:table-cell office:value-type="string" calcext:value-type="string">
            <text:p>01-23 11:17:02.254 14012-14697/org.tensorflow.demo I/tensorflow: ClassifierActivity: Inference time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7:04.639 14012-14697/org.tensorflow.demo I/tensorflow: ClassifierActivity: Inference time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3049123" calcext:value-type="float">
            <text:p>0,3049123</text:p>
          </table:table-cell>
          <table:table-cell office:value-type="float" office:value="0.6326084" calcext:value-type="float">
            <text:p>0,6326084</text:p>
          </table:table-cell>
          <table:table-cell table:number-columns-repeated="5"/>
          <table:table-cell table:formula="of:=IF([opt2.B8]=&quot;great&quot;;IF([opt2.C8]=&quot;dane&quot;;[opt2.D8];0)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1:17:06.875 14012-14697/org.tensorflow.demo I/tensorflow: ClassifierActivity: Inference time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11034933" calcext:value-type="float">
            <text:p>0,11034933</text:p>
          </table:table-cell>
          <table:table-cell table:number-columns-repeated="9"/>
          <table:table-cell office:value-type="string" calcext:value-type="string">
            <text:p>01-23 11:17:09.107 14012-14697/org.tensorflow.demo I/tensorflow: ClassifierActivity: Inference time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06913181" calcext:value-type="float">
            <text:p>0,06913181</text:p>
          </table:table-cell>
          <table:table-cell office:value-type="float" office:value="0.093607135" calcext:value-type="float">
            <text:p>0,093607135</text:p>
          </table:table-cell>
          <table:table-cell table:number-columns-repeated="9"/>
          <table:table-cell office:value-type="string" calcext:value-type="string">
            <text:p>01-23 11:17:11.502 14012-14697/org.tensorflow.demo I/tensorflow: ClassifierActivity: Inference time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esapeake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retriever</text:p>
          </table:table-cell>
          <table:table-cell office:value-type="float" office:value="0.065407254" calcext:value-type="float">
            <text:p>0,065407254</text:p>
          </table:table-cell>
          <table:table-cell table:number-columns-repeated="9"/>
          <table:table-cell office:value-type="string" calcext:value-type="string">
            <text:p>01-23 11:17:13.908 14012-14697/org.tensorflow.demo I/tensorflow: ClassifierActivity: Inference time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xer</text:p>
          </table:table-cell>
          <table:table-cell office:value-type="float" office:value="0.062478647" calcext:value-type="float">
            <text:p>0,062478647</text:p>
          </table:table-cell>
          <table:table-cell office:value-type="string" calcext:value-type="string">
            <text:p>retriever</text:p>
          </table:table-cell>
          <table:table-cell office:value-type="float" office:value="0.06892875" calcext:value-type="float">
            <text:p>0,06892875</text:p>
          </table:table-cell>
          <table:table-cell table:number-columns-repeated="9"/>
          <table:table-cell office:value-type="string" calcext:value-type="string">
            <text:p>01-23 11:17:16.283 14012-14697/org.tensorflow.demo I/tensorflow: ClassifierActivity: Inference time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7:18.615 14012-14697/org.tensorflow.demo I/tensorflow: ClassifierActivity: Inference time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1:17:20.863 14012-14697/org.tensorflow.demo I/tensorflow: ClassifierActivity: Inference time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7:23.203 14012-14697/org.tensorflow.demo I/tensorflow: ClassifierActivity: Inference time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0"/>
          <table:table-cell office:value-type="string" calcext:value-type="string">
            <text:p>01-23 11:17:25.520 14012-14697/org.tensorflow.demo I/tensorflow: ClassifierActivity: Inference time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7:27.724 14012-14697/org.tensorflow.demo I/tensorflow: ClassifierActivity: Inference time: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35370538" calcext:value-type="float">
            <text:p>0,35370538</text:p>
          </table:table-cell>
          <table:table-cell table:number-columns-repeated="2"/>
          <table:table-cell table:formula="of:=IF([opt2.B18]=&quot;maltese&quot;;[opt2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1:17:30.110 14012-14697/org.tensorflow.demo I/tensorflow: ClassifierActivity: Inference time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errier</text:p>
          </table:table-cell>
          <table:table-cell office:value-type="float" office:value="0.1594266" calcext:value-type="float">
            <text:p>0,1594266</text:p>
          </table:table-cell>
          <table:table-cell table:number-columns-repeated="10"/>
          <table:table-cell office:value-type="string" calcext:value-type="string">
            <text:p>01-23 11:17:32.350 14012-14697/org.tensorflow.demo I/tensorflow: ClassifierActivity: Inference time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terrier</text:p>
          </table:table-cell>
          <table:table-cell office:value-type="float" office:value="0.08291998" calcext:value-type="float">
            <text:p>0,08291998</text:p>
          </table:table-cell>
          <table:table-cell table:number-columns-repeated="10"/>
          <table:table-cell office:value-type="string" calcext:value-type="string">
            <text:p>01-23 11:17:34.746 14012-14697/org.tensorflow.demo I/tensorflow: ClassifierActivity: Inference time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44626024" calcext:value-type="float">
            <text:p>0,044626024</text:p>
          </table:table-cell>
          <table:table-cell table:number-columns-repeated="9"/>
          <table:table-cell office:value-type="string" calcext:value-type="string">
            <text:p>01-23 11:17:37.263 14012-14697/org.tensorflow.demo I/tensorflow: ClassifierActivity: Inference time: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4283555" calcext:value-type="float">
            <text:p>0,04283555</text:p>
          </table:table-cell>
          <table:table-cell office:value-type="string" calcext:value-type="string">
            <text:p>pei</text:p>
          </table:table-cell>
          <table:table-cell office:value-type="float" office:value="0.053069413" calcext:value-type="float">
            <text:p>0,053069413</text:p>
          </table:table-cell>
          <table:table-cell table:number-columns-repeated="9"/>
          <table:table-cell office:value-type="string" calcext:value-type="string">
            <text:p>01-23 11:02:12.734 7587-8091/org.tensorflow.demo I/tensorflow: ClassifierActivity: Inference time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5840588" calcext:value-type="float">
            <text:p>0,5840588</text:p>
          </table:table-cell>
          <table:table-cell table:number-columns-repeated="5"/>
          <table:table-cell table:formula="of:=IF([opt2.B28]=&quot;border&quot;;IF([opt2.C28]=&quot;collie&quot;;[opt2.D28];0);0)" office:value-type="float" office:value="0.5840588" calcext:value-type="float">
            <text:p>0,5840588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1521181" calcext:value-type="float">
            <text:p>0,11521181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5350328" calcext:value-type="float">
            <text:p>0,05350328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43209165" calcext:value-type="float">
            <text:p>0,043209165</text:p>
          </table:table-cell>
          <table:table-cell office:value-type="string" calcext:value-type="string">
            <text:p>setter</text:p>
          </table:table-cell>
          <table:table-cell office:value-type="float" office:value="0.07632514" calcext:value-type="float">
            <text:p>0,07632514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040149108" calcext:value-type="float">
            <text:p>0,040149108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4526249" calcext:value-type="float">
            <text:p>0,0014526249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111303166" calcext:value-type="float">
            <text:p>0,111303166</text:p>
          </table:table-cell>
          <table:table-cell office:value-type="float" office:value="0.5002785" calcext:value-type="float">
            <text:p>0,5002785</text:p>
          </table:table-cell>
          <table:table-cell table:number-columns-repeated="3"/>
          <table:table-cell table:formula="of:=IF([opt2.B38]=&quot;greater&quot;;IF([opt2.C38]=&quot;swiss&quot;;IF([opt2.D38]=&quot;mountain&quot;;IF([opt2.E38]=&quot;dog&quot;;[opt2.F38];0)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ewfoundland</text:p>
          </table:table-cell>
          <table:table-cell office:value-type="float" office:value="0.10140688" calcext:value-type="float">
            <text:p>0,10140688</text:p>
          </table:table-cell>
          <table:table-cell office:value-type="string" calcext:value-type="string">
            <text:p>retriever</text:p>
          </table:table-cell>
          <table:table-cell office:value-type="float" office:value="0.12237375" calcext:value-type="float">
            <text:p>0,12237375</text:p>
          </table:table-cell>
          <table:table-cell office:value-type="float" office:value="0.39465192" calcext:value-type="float">
            <text:p>0,39465192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098708354" calcext:value-type="float">
            <text:p>0,098708354</text:p>
          </table:table-cell>
          <table:table-cell office:value-type="float" office:value="0.11881833" calcext:value-type="float">
            <text:p>0,11881833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66049956" calcext:value-type="float">
            <text:p>0,066049956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askan</text:p>
          </table:table-cell>
          <table:table-cell office:value-type="string" calcext:value-type="string">
            <text:p>malamute</text:p>
          </table:table-cell>
          <table:table-cell office:value-type="float" office:value="0.049806748" calcext:value-type="float">
            <text:p>0,04980674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7896608" calcext:value-type="float">
            <text:p>0,7896608</text:p>
          </table:table-cell>
          <table:table-cell table:number-columns-repeated="5"/>
          <table:table-cell table:formula="of:=IF([opt2.B48]=&quot;bedlington&quot;;IF([opt2.C48]=&quot;terrier&quot;;[opt2.D48];0);0)" office:value-type="float" office:value="0.7896608" calcext:value-type="float">
            <text:p>0,7896608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6833199" calcext:value-type="float">
            <text:p>0,06833199</text:p>
          </table:table-cell>
          <table:table-cell office:value-type="float" office:value="0.0066058594" calcext:value-type="float">
            <text:p>0,0066058594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49361568" calcext:value-type="float">
            <text:p>0,049361568</text:p>
          </table:table-cell>
          <table:table-cell office:value-type="string" calcext:value-type="string">
            <text:p>terrier</text:p>
          </table:table-cell>
          <table:table-cell office:value-type="float" office:value="0.0036614966" calcext:value-type="float">
            <text:p>0,0036614966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32648742" calcext:value-type="float">
            <text:p>0,032648742</text:p>
          </table:table-cell>
          <table:table-cell office:value-type="float" office:value="0.0028263703" calcext:value-type="float">
            <text:p>0,0028263703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3544392" calcext:value-type="float">
            <text:p>0,01354439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636971" calcext:value-type="float">
            <text:p>0,9636971</text:p>
          </table:table-cell>
          <table:table-cell table:number-columns-repeated="6"/>
          <table:table-cell table:formula="of:=IF([opt2.B58]=&quot;akita&quot;;[opt2.C58];0)" office:value-type="float" office:value="0.9636971" calcext:value-type="float">
            <text:p>0,963697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15780102" calcext:value-type="float">
            <text:p>0,015780102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129883215" calcext:value-type="float">
            <text:p>0,0129883215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261773" calcext:value-type="float">
            <text:p>0,003261773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08808496" calcext:value-type="float">
            <text:p>0,000880849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89664614" calcext:value-type="float">
            <text:p>0,89664614</text:p>
          </table:table-cell>
          <table:table-cell table:number-columns-repeated="6"/>
          <table:table-cell table:formula="of:=IF([opt2.B68]=&quot;chihuahua&quot;;[opt2.C68];0)" office:value-type="float" office:value="0.89664614" calcext:value-type="float">
            <text:p>0,896646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5869454" calcext:value-type="float">
            <text:p>0,05869454</text:p>
          </table:table-cell>
          <table:table-cell office:value-type="float" office:value="0.0007863766" calcext:value-type="float">
            <text:p>0,0007863766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3107843" calcext:value-type="float">
            <text:p>0,013107843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10439457" calcext:value-type="float">
            <text:p>0,010439457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0069718943" calcext:value-type="float">
            <text:p>0,006971894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7143428" calcext:value-type="float">
            <text:p>0,7143428</text:p>
          </table:table-cell>
          <table:table-cell table:number-columns-repeated="4"/>
          <table:table-cell table:formula="of:=IF([opt2.B78]=&quot;pembroke&quot;;IF([opt2.C78]=&quot;welsh&quot;;IF([opt2.D78]=&quot;corgi&quot;;[opt2.E78];0);0);0)" office:value-type="float" office:value="0.7143428" calcext:value-type="float">
            <text:p>0,7143428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5271515" calcext:value-type="float">
            <text:p>0,15271515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42851042" calcext:value-type="float">
            <text:p>0,042851042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37168257" calcext:value-type="float">
            <text:p>0,037168257</text:p>
          </table:table-cell>
          <table:table-cell office:value-type="string" calcext:value-type="string">
            <text:p>dog</text:p>
          </table:table-cell>
          <table:table-cell office:value-type="float" office:value="0.09862162" calcext:value-type="float">
            <text:p>0,09862162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29691165" calcext:value-type="float">
            <text:p>0,02969116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5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8541403" calcext:value-type="float">
            <text:p>0,8541403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2.B88]=&quot;canaan&quot;;IF([opt2.C88]=&quot;dog&quot;;[opt2.D88];0);0)" office:value-type="float" office:value="0.8541403" calcext:value-type="float">
            <text:p>0,854140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4374376" calcext:value-type="float">
            <text:p>0,04374376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2190057" calcext:value-type="float">
            <text:p>0,0219005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19122439" calcext:value-type="float">
            <text:p>0,019122439</text:p>
          </table:table-cell>
          <table:table-cell office:value-type="float" office:value="0.0142653575" calcext:value-type="float">
            <text:p>0,0142653575</text:p>
          </table:table-cell>
          <table:table-cell office:value-type="float" office:value="0.01536047" calcext:value-type="float">
            <text:p>0,01536047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18937148" calcext:value-type="float">
            <text:p>0,018937148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7812588" calcext:value-type="float">
            <text:p>0,7812588</text:p>
          </table:table-cell>
          <table:table-cell table:number-columns-repeated="4"/>
          <table:table-cell table:formula="of:=IF([opt2.B98]=&quot;cardigan&quot;;IF([opt2.C98]=&quot;welsh&quot;;IF([opt2.D98]=&quot;corgi&quot;;[opt2.E98];0);0);0)" office:value-type="float" office:value="0.7812588" calcext:value-type="float">
            <text:p>0,7812588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8890315" calcext:value-type="float">
            <text:p>0,1889031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12635258" calcext:value-type="float">
            <text:p>0,012635258</text:p>
          </table:table-cell>
          <table:table-cell office:value-type="float" office:value="0.0072962" calcext:value-type="float">
            <text:p>0,0072962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6182547" calcext:value-type="float">
            <text:p>0,006182547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2289795" calcext:value-type="float">
            <text:p>0,00228979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8666836" calcext:value-type="float">
            <text:p>0,8666836</text:p>
          </table:table-cell>
          <table:table-cell table:number-columns-repeated="6"/>
          <table:table-cell table:formula="of:=IF([opt2.B108]=&quot;basenji&quot;;[opt2.C108];0)" office:value-type="float" office:value="0.8666836" calcext:value-type="float">
            <text:p>0,866683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28117033" calcext:value-type="float">
            <text:p>0,028117033</text:p>
          </table:table-cell>
          <table:table-cell office:value-type="float" office:value="0.008618141" calcext:value-type="float">
            <text:p>0,00861814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3965364" calcext:value-type="float">
            <text:p>0,013965364</text:p>
          </table:table-cell>
          <table:table-cell office:value-type="float" office:value="0.014896867" calcext:value-type="float">
            <text:p>0,014896867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10375767" calcext:value-type="float">
            <text:p>0,010375767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09622358" calcext:value-type="float">
            <text:p>0,009622358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4955374" calcext:value-type="float">
            <text:p>0,4955374</text:p>
          </table:table-cell>
          <table:table-cell table:number-columns-repeated="5"/>
          <table:table-cell table:formula="of:=IF([opt2.B118]=&quot;havanese&quot;;[opt2.C118]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22504212" calcext:value-type="float">
            <text:p>0,22504212</text:p>
          </table:table-cell>
          <table:table-cell office:value-type="float" office:value="0.19391198" calcext:value-type="float">
            <text:p>0,19391198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6668407" calcext:value-type="float">
            <text:p>0,06668407</text:p>
          </table:table-cell>
          <table:table-cell office:value-type="float" office:value="0.1728233" calcext:value-type="float">
            <text:p>0,1728233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4658035" calcext:value-type="float">
            <text:p>0,044658035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039413527" calcext:value-type="float">
            <text:p>0,03941352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36310443" calcext:value-type="float">
            <text:p>0,36310443</text:p>
          </table:table-cell>
          <table:table-cell table:number-columns-repeated="5"/>
          <table:table-cell table:formula="of:=IF([opt2.B128]=&quot;norwegian&quot;;IF([opt2.C128]=&quot;lundehund&quot;;[opt2.D12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1586406" calcext:value-type="float">
            <text:p>0,31586406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78688614" calcext:value-type="float">
            <text:p>0,078688614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57280038" calcext:value-type="float">
            <text:p>0,057280038</text:p>
          </table:table-cell>
          <table:table-cell office:value-type="float" office:value="0.07411506" calcext:value-type="float">
            <text:p>0,07411506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5329495" calcext:value-type="float">
            <text:p>0,05329495</text:p>
          </table:table-cell>
          <table:table-cell office:value-type="string" calcext:value-type="string">
            <text:p>dog</text:p>
          </table:table-cell>
          <table:table-cell office:value-type="float" office:value="0.043732982" calcext:value-type="float">
            <text:p>0,04373298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13075912" calcext:value-type="float">
            <text:p>0,13075912</text:p>
          </table:table-cell>
          <table:table-cell table:number-columns-repeated="4"/>
          <table:table-cell table:formula="of:=IF([opt2.B138]=&quot;miniature&quot;;IF([opt2.C138]=&quot;schnauzer&quot;;[opt2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85567504" calcext:value-type="float">
            <text:p>0,085567504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833308" calcext:value-type="float">
            <text:p>0,0833308</text:p>
          </table:table-cell>
          <table:table-cell office:value-type="float" office:value="0.08007359" calcext:value-type="float">
            <text:p>0,08007359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terrier</text:p>
          </table:table-cell>
          <table:table-cell office:value-type="float" office:value="0.074254826" calcext:value-type="float">
            <text:p>0,074254826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6701497" calcext:value-type="float">
            <text:p>0,06701497</text:p>
          </table:table-cell>
          <table:table-cell office:value-type="float" office:value="0.061627265" calcext:value-type="float">
            <text:p>0,06162726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47568005" calcext:value-type="float">
            <text:p>0,47568005</text:p>
          </table:table-cell>
          <table:table-cell office:value-type="float" office:value="0.75580496" calcext:value-type="float">
            <text:p>0,75580496</text:p>
          </table:table-cell>
          <table:table-cell table:number-columns-repeated="4"/>
          <table:table-cell table:formula="of:=IF([opt2.B148]=&quot;english&quot;;IF([opt2.C148]=&quot;springer&quot;;IF([opt2.D148]=&quot;spaniel&quot;;[opt2.E14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6581789" calcext:value-type="float">
            <text:p>0,16581789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90965346" calcext:value-type="float">
            <text:p>0,090965346</text:p>
          </table:table-cell>
          <table:table-cell office:value-type="string" calcext:value-type="string">
            <text:p>setter</text:p>
          </table:table-cell>
          <table:table-cell office:value-type="float" office:value="0.032565627" calcext:value-type="float">
            <text:p>0,032565627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6645251" calcext:value-type="float">
            <text:p>0,0664525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40480237" calcext:value-type="float">
            <text:p>0,040480237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40421043" calcext:value-type="float">
            <text:p>0,04042104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7307638" calcext:value-type="float">
            <text:p>0,7307638</text:p>
          </table:table-cell>
          <table:table-cell table:number-columns-repeated="5"/>
          <table:table-cell table:formula="of:=IF([opt2.B158]=&quot;afghan&quot;;IF([opt2.C158]=&quot;hound&quot;;[opt2.D158];0);0)" office:value-type="float" office:value="0.7307638" calcext:value-type="float">
            <text:p>0,7307638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6682631" calcext:value-type="float">
            <text:p>0,06682631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toli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290163" calcext:value-type="float">
            <text:p>0,0290163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27492197" calcext:value-type="float">
            <text:p>0,027492197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2609386" calcext:value-type="float">
            <text:p>0,02609386</text:p>
          </table:table-cell>
          <table:table-cell office:value-type="string" calcext:value-type="string">
            <text:p>dog</text:p>
          </table:table-cell>
          <table:table-cell office:value-type="float" office:value="0.025931742" calcext:value-type="float">
            <text:p>0,02593174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65830094" calcext:value-type="float">
            <text:p>0,65830094</text:p>
          </table:table-cell>
          <table:table-cell table:number-columns-repeated="6"/>
          <table:table-cell table:formula="of:=IF([opt2.B168]=&quot;affenpinscher&quot;;[opt2.C168];0)" office:value-type="float" office:value="0.65830094" calcext:value-type="float">
            <text:p>0,6583009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87208085" calcext:value-type="float">
            <text:p>0,087208085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78187995" calcext:value-type="float">
            <text:p>0,078187995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5571845" calcext:value-type="float">
            <text:p>0,05571845</text:p>
          </table:table-cell>
          <table:table-cell office:value-type="float" office:value="0.021778097" calcext:value-type="float">
            <text:p>0,021778097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43816242" calcext:value-type="float">
            <text:p>0,04381624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938851" calcext:value-type="float">
            <text:p>0,9938851</text:p>
          </table:table-cell>
          <table:table-cell table:number-columns-repeated="6"/>
          <table:table-cell table:formula="of:=IF([opt2.B178]=&quot;pomeranian&quot;;[opt2.C178];0)" office:value-type="float" office:value="0.9938851" calcext:value-type="float">
            <text:p>0,9938851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8265435" calcext:value-type="float">
            <text:p>0,0018265435</text:p>
          </table:table-cell>
          <table:table-cell office:value-type="float" office:value="0.012020423" calcext:value-type="float">
            <text:p>0,01202042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18026814" calcext:value-type="float">
            <text:p>0,0018026814</text:p>
          </table:table-cell>
          <table:table-cell office:value-type="float" office:value="0.0033013371" calcext:value-type="float">
            <text:p>0,0033013371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058637455" calcext:value-type="float">
            <text:p>0,0005863746</text:p>
          </table:table-cell>
          <table:table-cell office:value-type="float" office:value="0.0005458922" calcext:value-type="float">
            <text:p>0,0005458922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terrier</text:p>
          </table:table-cell>
          <table:table-cell office:value-type="float" office:value="0.00029736964" calcext:value-type="float">
            <text:p>0,000297369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00935355" calcext:value-type="float">
            <text:p>0,100935355</text:p>
          </table:table-cell>
          <table:table-cell table:number-columns-repeated="4"/>
          <table:table-cell table:formula="of:=IF([opt2.B188]=&quot;german&quot;;IF([opt2.C188]=&quot;shepherd&quot;;IF([opt2.D188]=&quot;dog&quot;;[opt2.E18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8823133" calcext:value-type="float">
            <text:p>0,08823133</text:p>
          </table:table-cell>
          <table:table-cell office:value-type="float" office:value="0.092594296" calcext:value-type="float">
            <text:p>0,092594296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87824926" calcext:value-type="float">
            <text:p>0,087824926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inscher</text:p>
          </table:table-cell>
          <table:table-cell office:value-type="float" office:value="0.06295841" calcext:value-type="float">
            <text:p>0,06295841</text:p>
          </table:table-cell>
          <table:table-cell office:value-type="float" office:value="0.013464575" calcext:value-type="float">
            <text:p>0,013464575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57658795" calcext:value-type="float">
            <text:p>0,05765879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2020136" calcext:value-type="float">
            <text:p>0,92020136</text:p>
          </table:table-cell>
          <table:table-cell table:number-columns-repeated="5"/>
          <table:table-cell table:formula="of:=IF([opt2.B198]=&quot;australian&quot;;IF([opt2.C198]=&quot;shepherd&quot;;[opt2.D198];0);0)" office:value-type="float" office:value="0.92020136" calcext:value-type="float">
            <text:p>0,92020136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24364952" calcext:value-type="float">
            <text:p>0,024364952</text:p>
          </table:table-cell>
          <table:table-cell office:value-type="string" calcext:value-type="string">
            <text:p>dog</text:p>
          </table:table-cell>
          <table:table-cell office:value-type="float" office:value="0.022527862" calcext:value-type="float">
            <text:p>0,02252786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22515487" calcext:value-type="float">
            <text:p>0,022515487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18143399" calcext:value-type="float">
            <text:p>0,018143399</text:p>
          </table:table-cell>
          <table:table-cell office:value-type="string" calcext:value-type="string">
            <text:p>retriever</text:p>
          </table:table-cell>
          <table:table-cell office:value-type="float" office:value="0.0043643983" calcext:value-type="float">
            <text:p>0,0043643983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44315434" calcext:value-type="float">
            <text:p>0,0044315434</text:p>
          </table:table-cell>
          <table:table-cell table:number-columns-repeated="13"/>
        </table:table-row>
      </table:table>
      <table:table table:name="opt3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1:18:50.497 15200-15740/org.tensorflow.demo I/tensorflow: ClassifierActivity: Inference time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5504679" calcext:value-type="float">
            <text:p>5504679</text:p>
          </table:table-cell>
          <table:table-cell office:value-type="float" office:value="5973077" calcext:value-type="float">
            <text:p>5973077</text:p>
          </table:table-cell>
          <table:table-cell table:style-name="ce1" office:value-type="percentage" office:value="0.078" calcext:value-type="percentage">
            <text:p>7,80%</text:p>
          </table:table-cell>
          <table:table-cell office:value-type="string" calcext:value-type="string">
            <text:p>/home/aw/MobileMobileNetRetrained/graphs/mobilenet_0.50_224_700/opt3_retrained_dog_graph_mobilenet_0.50_224_700_0.007.pb</text:p>
          </table:table-cell>
          <table:table-cell table:number-columns-repeated="9"/>
          <table:table-cell office:value-type="string" calcext:value-type="string">
            <text:p>01-23 11:18:53.139 15200-15740/org.tensorflow.demo I/tensorflow: ClassifierActivity: Inference time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8:55.543 15200-15740/org.tensorflow.demo I/tensorflow: ClassifierActivity: Inference time: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3.J6:.J202])" office:value-type="float" office:value="0.566641033" calcext:value-type="float">
            <text:p>0,566641033</text:p>
          </table:table-cell>
          <table:table-cell table:style-name="ce2" table:formula="of:=COUNTIFS([opt3.J6:.J200];&quot;=0&quot;)" office:value-type="float" office:value="5" calcext:value-type="float">
            <text:p>5</text:p>
          </table:table-cell>
          <table:table-cell table:style-name="ce2" table:formula="of:=AVERAGE([.P1:.P19])" office:value-type="float" office:value="241.894736842105" calcext:value-type="float">
            <text:p>241,8947368421</text:p>
          </table:table-cell>
          <table:table-cell table:number-columns-repeated="2"/>
          <table:table-cell office:value-type="string" calcext:value-type="string">
            <text:p>01-23 11:18:58.093 15200-15740/org.tensorflow.demo I/tensorflow: ClassifierActivity: Inference time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9:00.485 15200-15740/org.tensorflow.demo I/tensorflow: ClassifierActivity: Inference time: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0"/>
          <table:table-cell office:value-type="string" calcext:value-type="string">
            <text:p>01-23 11:19:03.158 15200-15740/org.tensorflow.demo I/tensorflow: ClassifierActivity: Inference time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9:05.516 15200-15740/org.tensorflow.demo I/tensorflow: ClassifierActivity: Inference time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8100498" calcext:value-type="float">
            <text:p>0,8100498</text:p>
          </table:table-cell>
          <table:table-cell table:number-columns-repeated="5"/>
          <table:table-cell table:formula="of:=IF([opt3.B8]=&quot;great&quot;;IF([opt3.C8]=&quot;dane&quot;;[opt3.D8];0);0)" office:value-type="float" office:value="0.8100498" calcext:value-type="float">
            <text:p>0,8100498</text:p>
          </table:table-cell>
          <table:table-cell table:number-columns-repeated="4"/>
          <table:table-cell office:value-type="string" calcext:value-type="string">
            <text:p>01-23 11:19:08.096 15200-15740/org.tensorflow.demo I/tensorflow: ClassifierActivity: Inference time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3861801" calcext:value-type="float">
            <text:p>0,03861801</text:p>
          </table:table-cell>
          <table:table-cell table:number-columns-repeated="11"/>
          <table:table-cell office:value-type="string" calcext:value-type="string">
            <text:p>01-23 11:19:10.783 15200-15740/org.tensorflow.demo I/tensorflow: ClassifierActivity: Inference time: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xer</text:p>
          </table:table-cell>
          <table:table-cell office:value-type="float" office:value="0.023464626" calcext:value-type="float">
            <text:p>0,023464626</text:p>
          </table:table-cell>
          <table:table-cell office:value-type="float" office:value="0.086185105" calcext:value-type="float">
            <text:p>0,086185105</text:p>
          </table:table-cell>
          <table:table-cell table:number-columns-repeated="10"/>
          <table:table-cell office:value-type="string" calcext:value-type="string">
            <text:p>01-23 11:19:13.188 15200-15740/org.tensorflow.demo I/tensorflow: ClassifierActivity: Inference time: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023298148" calcext:value-type="float">
            <text:p>0,023298148</text:p>
          </table:table-cell>
          <table:table-cell table:number-columns-repeated="9"/>
          <table:table-cell office:value-type="string" calcext:value-type="string">
            <text:p>01-23 11:19:15.684 15200-15740/org.tensorflow.demo I/tensorflow: ClassifierActivity: Inference time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18244606" calcext:value-type="float">
            <text:p>0,018244606</text:p>
          </table:table-cell>
          <table:table-cell table:number-columns-repeated="11"/>
          <table:table-cell office:value-type="string" calcext:value-type="string">
            <text:p>01-23 11:19:18.043 15200-15740/org.tensorflow.demo I/tensorflow: ClassifierActivity: Inference time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9:20.611 15200-15740/org.tensorflow.demo I/tensorflow: ClassifierActivity: Inference time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1:19:23.141 15200-15740/org.tensorflow.demo I/tensorflow: ClassifierActivity: Inference time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9:25.661 15200-15740/org.tensorflow.demo I/tensorflow: ClassifierActivity: Inference time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0"/>
          <table:table-cell office:value-type="string" calcext:value-type="string">
            <text:p>01-23 11:19:28.206 15200-15740/org.tensorflow.demo I/tensorflow: ClassifierActivity: Inference time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9:30.754 15200-15740/org.tensorflow.demo I/tensorflow: ClassifierActivity: Inference time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23034726" calcext:value-type="float">
            <text:p>0,23034726</text:p>
          </table:table-cell>
          <table:table-cell table:number-columns-repeated="2"/>
          <table:table-cell table:formula="of:=IF([opt3.B18]=&quot;maltese&quot;;[opt3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1:19:33.316 15200-15740/org.tensorflow.demo I/tensorflow: ClassifierActivity: Inference time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errier</text:p>
          </table:table-cell>
          <table:table-cell office:value-type="float" office:value="0.22694264" calcext:value-type="float">
            <text:p>0,22694264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13226852" calcext:value-type="float">
            <text:p>0,13226852</text:p>
          </table:table-cell>
          <table:table-cell table:number-columns-repeated="7"/>
          <table:table-cell office:value-type="string" calcext:value-type="string">
            <text:p>01-23 11:19:35.863 15200-15740/org.tensorflow.demo I/tensorflow: ClassifierActivity: Inference time: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566742" calcext:value-type="float">
            <text:p>0,0566742</text:p>
          </table:table-cell>
          <table:table-cell table:number-columns-repeated="11"/>
          <table:table-cell office:value-type="string" calcext:value-type="string">
            <text:p>01-23 11:19:38.313 15200-15740/org.tensorflow.demo I/tensorflow: ClassifierActivity: Inference time: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terrier</text:p>
          </table:table-cell>
          <table:table-cell office:value-type="float" office:value="0.044622798" calcext:value-type="float">
            <text:p>0,044622798</text:p>
          </table:table-cell>
          <table:table-cell table:number-columns-repeated="10"/>
          <table:table-cell office:value-type="string" calcext:value-type="string">
            <text:p>01-23 11:19:40.942 15200-15740/org.tensorflow.demo I/tensorflow: ClassifierActivity: Inference time: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basset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vendeen</text:p>
          </table:table-cell>
          <table:table-cell office:value-type="float" office:value="0.04100588" calcext:value-type="float">
            <text:p>0,04100588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8092045" calcext:value-type="float">
            <text:p>0,8092045</text:p>
          </table:table-cell>
          <table:table-cell table:number-columns-repeated="5"/>
          <table:table-cell table:formula="of:=IF([opt3.B28]=&quot;border&quot;;IF([opt3.C28]=&quot;collie&quot;;[opt3.D28];0);0)" office:value-type="float" office:value="0.8092045" calcext:value-type="float">
            <text:p>0,8092045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2445072" calcext:value-type="float">
            <text:p>0,12445072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3473236" calcext:value-type="float">
            <text:p>0,013473236</text:p>
          </table:table-cell>
          <table:table-cell office:value-type="string" calcext:value-type="string">
            <text:p>corgi</text:p>
          </table:table-cell>
          <table:table-cell office:value-type="float" office:value="0.020570545" calcext:value-type="float">
            <text:p>0,020570545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9493892" calcext:value-type="float">
            <text:p>0,009493892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71899556" calcext:value-type="float">
            <text:p>0,007189955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1007178" calcext:value-type="float">
            <text:p>0,01007178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ewfoundland</text:p>
          </table:table-cell>
          <table:table-cell office:value-type="float" office:value="0.353203" calcext:value-type="float">
            <text:p>0,353203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50027764" calcext:value-type="float">
            <text:p>0,50027764</text:p>
          </table:table-cell>
          <table:table-cell table:number-columns-repeated="3"/>
          <table:table-cell table:formula="of:=IF([opt3.B38]=&quot;greater&quot;;IF([opt3.C38]=&quot;swiss&quot;;IF([opt3.D38]=&quot;mountain&quot;;IF([opt3.E38]=&quot;dog&quot;;[opt3.F38];0)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11991357" calcext:value-type="float">
            <text:p>0,11991357</text:p>
          </table:table-cell>
          <table:table-cell office:value-type="float" office:value="0.11342479" calcext:value-type="float">
            <text:p>0,11342479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9436706" calcext:value-type="float">
            <text:p>0,09436706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9008089" calcext:value-type="float">
            <text:p>0,09008089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057771582" calcext:value-type="float">
            <text:p>0,05777158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7908956" calcext:value-type="float">
            <text:p>0,7908956</text:p>
          </table:table-cell>
          <table:table-cell table:number-columns-repeated="5"/>
          <table:table-cell table:formula="of:=IF([opt3.B48]=&quot;bedlington&quot;;IF([opt3.C48]=&quot;terrier&quot;;[opt3.D48];0);0)" office:value-type="float" office:value="0.7908956" calcext:value-type="float">
            <text:p>0,7908956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114569984" calcext:value-type="float">
            <text:p>0,114569984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30395217" calcext:value-type="float">
            <text:p>0,030395217</text:p>
          </table:table-cell>
          <table:table-cell office:value-type="float" office:value="0.0017637032" calcext:value-type="float">
            <text:p>0,0017637032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17107937" calcext:value-type="float">
            <text:p>0,017107937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andie</text:p>
          </table:table-cell>
          <table:table-cell office:value-type="string" calcext:value-type="string">
            <text:p>dinmont</text:p>
          </table:table-cell>
          <table:table-cell office:value-type="string" calcext:value-type="string">
            <text:p>terrier</text:p>
          </table:table-cell>
          <table:table-cell office:value-type="float" office:value="0.009576671" calcext:value-type="float">
            <text:p>0,009576671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467472" calcext:value-type="float">
            <text:p>0,9467472</text:p>
          </table:table-cell>
          <table:table-cell table:number-columns-repeated="6"/>
          <table:table-cell table:formula="of:=IF([opt3.B58]=&quot;akita&quot;;[opt3.C58];0)" office:value-type="float" office:value="0.9467472" calcext:value-type="float">
            <text:p>0,946747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35207402" calcext:value-type="float">
            <text:p>0,035207402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5494501" calcext:value-type="float">
            <text:p>0,005494501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5035994" calcext:value-type="float">
            <text:p>0,0035035994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027581302" calcext:value-type="float">
            <text:p>0,002758130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5320046" calcext:value-type="float">
            <text:p>0,95320046</text:p>
          </table:table-cell>
          <table:table-cell table:number-columns-repeated="6"/>
          <table:table-cell table:formula="of:=IF([opt3.B68]=&quot;chihuahua&quot;;[opt3.C68];0)" office:value-type="float" office:value="0.95320046" calcext:value-type="float">
            <text:p>0,9532004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18863596" calcext:value-type="float">
            <text:p>0,018863596</text:p>
          </table:table-cell>
          <table:table-cell office:value-type="float" office:value="0.019962452" calcext:value-type="float">
            <text:p>0,019962452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3278871" calcext:value-type="float">
            <text:p>0,013278871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48473775" calcext:value-type="float">
            <text:p>0,0048473775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0027565134" calcext:value-type="float">
            <text:p>0,002756513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202299" calcext:value-type="float">
            <text:p>0,5202299</text:p>
          </table:table-cell>
          <table:table-cell table:number-columns-repeated="4"/>
          <table:table-cell table:formula="of:=IF([opt3.B78]=&quot;pembroke&quot;;IF([opt3.C78]=&quot;welsh&quot;;IF([opt3.D78]=&quot;corgi&quot;;[opt3.E78];0);0);0)" office:value-type="float" office:value="0.5202299" calcext:value-type="float">
            <text:p>0,5202299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33117843" calcext:value-type="float">
            <text:p>0,33117843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67468554" calcext:value-type="float">
            <text:p>0,067468554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38668405" calcext:value-type="float">
            <text:p>0,038668405</text:p>
          </table:table-cell>
          <table:table-cell office:value-type="string" calcext:value-type="string">
            <text:p>dog</text:p>
          </table:table-cell>
          <table:table-cell office:value-type="float" office:value="0.10274683" calcext:value-type="float">
            <text:p>0,10274683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21315452" calcext:value-type="float">
            <text:p>0,02131545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9271129" calcext:value-type="float">
            <text:p>0,9271129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3.B88]=&quot;canaan&quot;;IF([opt3.C88]=&quot;dog&quot;;[opt3.D88];0);0)" office:value-type="float" office:value="0.9271129" calcext:value-type="float">
            <text:p>0,927112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25387743" calcext:value-type="float">
            <text:p>0,025387743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09200721" calcext:value-type="float">
            <text:p>0,009200721</text:p>
          </table:table-cell>
          <table:table-cell office:value-type="string" calcext:value-type="string">
            <text:p>terrier</text:p>
          </table:table-cell>
          <table:table-cell office:value-type="float" office:value="0.05446427" calcext:value-type="float">
            <text:p>0,05446427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09182861" calcext:value-type="float">
            <text:p>0,009182861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52253576" calcext:value-type="float">
            <text:p>0,0052253576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7273063" calcext:value-type="float">
            <text:p>0,7273063</text:p>
          </table:table-cell>
          <table:table-cell table:number-columns-repeated="4"/>
          <table:table-cell table:formula="of:=IF([opt3.B98]=&quot;cardigan&quot;;IF([opt3.C98]=&quot;welsh&quot;;IF([opt3.D98]=&quot;corgi&quot;;[opt3.E98];0);0);0)" office:value-type="float" office:value="0.7273063" calcext:value-type="float">
            <text:p>0,7273063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6700458" calcext:value-type="float">
            <text:p>0,26700458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13644986" calcext:value-type="float">
            <text:p>0,0013644986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10208363" calcext:value-type="float">
            <text:p>0,0010208363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064163905" calcext:value-type="float">
            <text:p>0,0006416391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0038458" calcext:value-type="float">
            <text:p>0,0010038458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71325886" calcext:value-type="float">
            <text:p>0,71325886</text:p>
          </table:table-cell>
          <table:table-cell table:number-columns-repeated="6"/>
          <table:table-cell table:formula="of:=IF([opt3.B108]=&quot;basenji&quot;;[opt3.C108];0)" office:value-type="float" office:value="0.71325886" calcext:value-type="float">
            <text:p>0,71325886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36961094" calcext:value-type="float">
            <text:p>0,036961094</text:p>
          </table:table-cell>
          <table:table-cell office:value-type="float" office:value="0.011337466" calcext:value-type="float">
            <text:p>0,011337466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34733176" calcext:value-type="float">
            <text:p>0,034733176</text:p>
          </table:table-cell>
          <table:table-cell office:value-type="float" office:value="0.00848243" calcext:value-type="float">
            <text:p>0,00848243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2888905" calcext:value-type="float">
            <text:p>0,02888905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27203182" calcext:value-type="float">
            <text:p>0,027203182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32936815" calcext:value-type="float">
            <text:p>0,03293681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39738372" calcext:value-type="float">
            <text:p>0,39738372</text:p>
          </table:table-cell>
          <table:table-cell office:value-type="string" calcext:value-type="string">
            <text:p>0.27511308</text:p>
          </table:table-cell>
          <table:table-cell table:number-columns-repeated="5"/>
          <table:table-cell table:formula="of:=IF([opt3.B118]=&quot;havanese&quot;;[opt3.C118];0)" office:value-type="float" office:value="0.39738372" calcext:value-type="float">
            <text:p>0,3973837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2967291" calcext:value-type="float">
            <text:p>0,296729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3267104" calcext:value-type="float">
            <text:p>0,13267104</text:p>
          </table:table-cell>
          <table:table-cell office:value-type="float" office:value="0.2333468" calcext:value-type="float">
            <text:p>0,2333468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3861115" calcext:value-type="float">
            <text:p>0,03861115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24478633" calcext:value-type="float">
            <text:p>0,024478633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37028086" calcext:value-type="float">
            <text:p>0,37028086</text:p>
          </table:table-cell>
          <table:table-cell table:number-columns-repeated="5"/>
          <table:table-cell table:formula="of:=IF([opt3.B128]=&quot;norwegian&quot;;IF([opt3.C128]=&quot;lundehund&quot;;[opt3.D12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28661" calcext:value-type="float">
            <text:p>0,328661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8389087" calcext:value-type="float">
            <text:p>0,08389087</text:p>
          </table:table-cell>
          <table:table-cell office:value-type="float" office:value="0.23035163" calcext:value-type="float">
            <text:p>0,23035163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7557227" calcext:value-type="float">
            <text:p>0,07557227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4800707" calcext:value-type="float">
            <text:p>0,04800707</text:p>
          </table:table-cell>
          <table:table-cell office:value-type="float" office:value="0.03174609" calcext:value-type="float">
            <text:p>0,0317460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3652565" calcext:value-type="float">
            <text:p>0,13652565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3.B138]=&quot;miniature&quot;;IF([opt3.C138]=&quot;schnauzer&quot;;[opt3.D138];0);0)" office:value-type="float" office:value="0.13652565" calcext:value-type="float">
            <text:p>0,13652565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9537423" calcext:value-type="float">
            <text:p>0,09537423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8779057" calcext:value-type="float">
            <text:p>0,08779057</text:p>
          </table:table-cell>
          <table:table-cell office:value-type="float" office:value="0.084645085" calcext:value-type="float">
            <text:p>0,08464508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7963938" calcext:value-type="float">
            <text:p>0,0796393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7340331" calcext:value-type="float">
            <text:p>0,07340331</text:p>
          </table:table-cell>
          <table:table-cell office:value-type="float" office:value="0.04823257" calcext:value-type="float">
            <text:p>0,0482325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26289856" calcext:value-type="float">
            <text:p>0,26289856</text:p>
          </table:table-cell>
          <table:table-cell office:value-type="float" office:value="0.7870157" calcext:value-type="float">
            <text:p>0,7870157</text:p>
          </table:table-cell>
          <table:table-cell table:number-columns-repeated="4"/>
          <table:table-cell table:formula="of:=IF([opt3.B148]=&quot;english&quot;;IF([opt3.C148]=&quot;springer&quot;;IF([opt3.D148]=&quot;spaniel&quot;;[opt3.E14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17184888" calcext:value-type="float">
            <text:p>0,1718488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6272707" calcext:value-type="float">
            <text:p>0,16272707</text:p>
          </table:table-cell>
          <table:table-cell office:value-type="string" calcext:value-type="string">
            <text:p>setter</text:p>
          </table:table-cell>
          <table:table-cell office:value-type="float" office:value="0.03261387" calcext:value-type="float">
            <text:p>0,03261387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101672314" calcext:value-type="float">
            <text:p>0,10167231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7014574" calcext:value-type="float">
            <text:p>0,07014574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6907473" calcext:value-type="float">
            <text:p>0,06907473</text:p>
          </table:table-cell>
          <table:table-cell office:value-type="float" office:value="0.060362734" calcext:value-type="float">
            <text:p>0,06036273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0538156" calcext:value-type="float">
            <text:p>0,90538156</text:p>
          </table:table-cell>
          <table:table-cell table:number-columns-repeated="5"/>
          <table:table-cell table:formula="of:=IF([opt3.B158]=&quot;afghan&quot;;IF([opt3.C158]=&quot;hound&quot;;[opt3.D158];0);0)" office:value-type="float" office:value="0.90538156" calcext:value-type="float">
            <text:p>0,90538156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22214504" calcext:value-type="float">
            <text:p>0,022214504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2106539" calcext:value-type="float">
            <text:p>0,02106539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19777587" calcext:value-type="float">
            <text:p>0,019777587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08831791" calcext:value-type="float">
            <text:p>0,008831791</text:p>
          </table:table-cell>
          <table:table-cell office:value-type="float" office:value="0.0054612933" calcext:value-type="float">
            <text:p>0,005461293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71945584" calcext:value-type="float">
            <text:p>0,71945584</text:p>
          </table:table-cell>
          <table:table-cell table:number-columns-repeated="6"/>
          <table:table-cell table:formula="of:=IF([opt3.B168]=&quot;affenpinscher&quot;;[opt3.C168];0)" office:value-type="float" office:value="0.71945584" calcext:value-type="float">
            <text:p>0,7194558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9904908" calcext:value-type="float">
            <text:p>0,09904908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57654936" calcext:value-type="float">
            <text:p>0,057654936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53064246" calcext:value-type="float">
            <text:p>0,053064246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18460518" calcext:value-type="float">
            <text:p>0,01846051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947549" calcext:value-type="float">
            <text:p>0,9947549</text:p>
          </table:table-cell>
          <table:table-cell table:number-columns-repeated="6"/>
          <table:table-cell table:formula="of:=IF([opt3.B178]=&quot;pomeranian&quot;;[opt3.C178];0)" office:value-type="float" office:value="0.9947549" calcext:value-type="float">
            <text:p>0,9947549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1421879" calcext:value-type="float">
            <text:p>0,001421879</text:p>
          </table:table-cell>
          <table:table-cell office:value-type="float" office:value="0.0016070155" calcext:value-type="float">
            <text:p>0,0016070155</text:p>
          </table:table-cell>
          <table:table-cell office:value-type="float" office:value="0.011768942" calcext:value-type="float">
            <text:p>0,011768942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3465445" calcext:value-type="float">
            <text:p>0,0013465445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yorkshire</text:p>
          </table:table-cell>
          <table:table-cell office:value-type="string" calcext:value-type="string">
            <text:p>terrier</text:p>
          </table:table-cell>
          <table:table-cell office:value-type="float" office:value="0.0005641084" calcext:value-type="float">
            <text:p>0,0005641084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054342154" calcext:value-type="float">
            <text:p>0,0005434215</text:p>
          </table:table-cell>
          <table:table-cell office:value-type="float" office:value="0.0004946372" calcext:value-type="float">
            <text:p>0,000494637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18461782" calcext:value-type="float">
            <text:p>0,18461782</text:p>
          </table:table-cell>
          <table:table-cell office:value-type="float" office:value="0.2832403" calcext:value-type="float">
            <text:p>0,2832403</text:p>
          </table:table-cell>
          <table:table-cell table:number-columns-repeated="4"/>
          <table:table-cell table:formula="of:=IF([opt3.B188]=&quot;german&quot;;IF([opt3.C188]=&quot;shepherd&quot;;IF([opt3.D188]=&quot;dog&quot;;[opt3.E18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2437755" calcext:value-type="float">
            <text:p>0,12437755</text:p>
          </table:table-cell>
          <table:table-cell office:value-type="float" office:value="0.13785131" calcext:value-type="float">
            <text:p>0,13785131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2098408" calcext:value-type="float">
            <text:p>0,12098408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653948" calcext:value-type="float">
            <text:p>0,0653948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hound</text:p>
          </table:table-cell>
          <table:table-cell office:value-type="float" office:value="0.042230774" calcext:value-type="float">
            <text:p>0,04223077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8131347" calcext:value-type="float">
            <text:p>0,98131347</text:p>
          </table:table-cell>
          <table:table-cell table:number-columns-repeated="5"/>
          <table:table-cell table:formula="of:=IF([opt3.B198]=&quot;australian&quot;;IF([opt3.C198]=&quot;shepherd&quot;;[opt3.D198];0);0)" office:value-type="float" office:value="0.98131347" calcext:value-type="float">
            <text:p>0,98131347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7708568" calcext:value-type="float">
            <text:p>0,007708568</text:p>
          </table:table-cell>
          <table:table-cell office:value-type="string" calcext:value-type="string">
            <text:p>dog</text:p>
          </table:table-cell>
          <table:table-cell office:value-type="float" office:value="0.0043828245" calcext:value-type="float">
            <text:p>0,004382824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041208295" calcext:value-type="float">
            <text:p>0,004120829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39706426" calcext:value-type="float">
            <text:p>0,0039706426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5434493" calcext:value-type="float">
            <text:p>0,0045434493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0094230834" calcext:value-type="float">
            <text:p>0,0009423083</text:p>
          </table:table-cell>
          <table:table-cell table:number-columns-repeated="12"/>
        </table:table-row>
      </table:table>
      <table:table table:name="opt4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1:21:06.887 16262-16835/org.tensorflow.demo I/tensorflow: ClassifierActivity: Inference time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oadModelApp</text:p>
          </table:table-cell>
          <table:table-cell/>
        </table:table-row>
        <table:table-row table:style-name="ro1">
          <table:table-cell/>
          <table:table-cell office:value-type="float" office:value="1777854" calcext:value-type="float">
            <text:p>1777854</text:p>
          </table:table-cell>
          <table:table-cell office:value-type="float" office:value="5973077" calcext:value-type="float">
            <text:p>5973077</text:p>
          </table:table-cell>
          <table:table-cell table:style-name="ce4" office:value-type="percentage" office:value="0.702" calcext:value-type="percentage">
            <text:p>70,20%</text:p>
          </table:table-cell>
          <table:table-cell office:value-type="string" calcext:value-type="string">
            <text:p>/home/aw/MobileMobileNetRetrained/graphs/mobilenet_0.50_224_700/opt4_retrained_dog_graph_mobilenet_0.50_224_700_0.007.pb</text:p>
          </table:table-cell>
          <table:table-cell table:number-columns-repeated="9"/>
          <table:table-cell office:value-type="string" calcext:value-type="string">
            <text:p>01-23 11:21:09.474 16262-16835/org.tensorflow.demo I/tensorflow: ClassifierActivity: Inference time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s</text:p>
          </table:table-cell>
          <table:table-cell office:value-type="float" office:value="0.051" calcext:value-type="float">
            <text:p>0,05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01-23 11:21:11.913 16262-16835/org.tensorflow.demo I/tensorflow: ClassifierActivity: Inference time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s</text:p>
          </table:table-cell>
          <table:table-cell office:value-type="float" office:value="0.045" calcext:value-type="float">
            <text:p>0,045</text:p>
          </table:table-cell>
          <table:table-cell/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5" table:formula="of:=AVERAGE([opt4.J6:.J202])" office:value-type="float" office:value="0.4838197125" calcext:value-type="float">
            <text:p>0,4838197125</text:p>
          </table:table-cell>
          <table:table-cell table:style-name="ce5" table:formula="of:=COUNTIFS([opt4.J6:.J200];&quot;=0&quot;)" office:value-type="float" office:value="8" calcext:value-type="float">
            <text:p>8</text:p>
          </table:table-cell>
          <table:table-cell table:style-name="ce5" table:formula="of:=AVERAGE([.P1:.P20])" office:value-type="float" office:value="246.8" calcext:value-type="float">
            <text:p>246,8</text:p>
          </table:table-cell>
          <table:table-cell table:style-name="ce7" table:formula="of:=AVERAGE([.P26:.P30])" office:value-type="float" office:value="70.4" calcext:value-type="float">
            <text:p>70,4</text:p>
          </table:table-cell>
          <table:table-cell table:style-name="ce7" table:formula="of:=AVERAGE([.R2:.R21])" office:value-type="float" office:value="0.0445" calcext:value-type="float">
            <text:p>0,0445</text:p>
          </table:table-cell>
          <table:table-cell office:value-type="string" calcext:value-type="string">
            <text:p>01-23 11:21:14.569 16262-16835/org.tensorflow.demo I/tensorflow: ClassifierActivity: Inference time: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 office:value-type="float" office:value="0.042" calcext:value-type="float">
            <text:p>0,042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01-23 11:21:17.228 16262-16835/org.tensorflow.demo I/tensorflow: ClassifierActivity: Inference time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s</text:p>
          </table:table-cell>
          <table:table-cell office:value-type="float" office:value="0.042" calcext:value-type="float">
            <text:p>0,042</text:p>
          </table:table-cell>
          <table:table-cell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51s</text:p>
          </table:table-cell>
          <table:table-cell table:number-columns-repeated="10"/>
          <table:table-cell office:value-type="string" calcext:value-type="string">
            <text:p>01-23 11:21:19.726 16262-16835/org.tensorflow.demo I/tensorflow: ClassifierActivity: Inference time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s</text:p>
          </table:table-cell>
          <table:table-cell office:value-type="float" office:value="0.042" calcext:value-type="float">
            <text:p>0,042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01-23 11:21:22.277 16262-16835/org.tensorflow.demo I/tensorflow: ClassifierActivity: Inference time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ms</text:p>
          </table:table-cell>
          <table:table-cell office:value-type="float" office:value="0.041" calcext:value-type="float">
            <text:p>0,04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28924492" calcext:value-type="float">
            <text:p>0,28924492</text:p>
          </table:table-cell>
          <table:table-cell office:value-type="float" office:value="0.63840836" calcext:value-type="float">
            <text:p>0,63840836</text:p>
          </table:table-cell>
          <table:table-cell table:number-columns-repeated="5"/>
          <table:table-cell table:formula="of:=IF([opt4.B8]=&quot;great&quot;;IF([opt4.C8]=&quot;dane&quot;;[opt4.D8];0)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1:21:24.935 16262-16835/org.tensorflow.demo I/tensorflow: ClassifierActivity: Inference time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s</text:p>
          </table:table-cell>
          <table:table-cell office:value-type="float" office:value="0.041" calcext:value-type="float">
            <text:p>0,04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12188413" calcext:value-type="float">
            <text:p>0,12188413</text:p>
          </table:table-cell>
          <table:table-cell table:number-columns-repeated="9"/>
          <table:table-cell office:value-type="string" calcext:value-type="string">
            <text:p>01-23 11:21:27.593 16262-16835/org.tensorflow.demo I/tensorflow: ClassifierActivity: Inference time: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s</text:p>
          </table:table-cell>
          <table:table-cell office:value-type="float" office:value="0.044" calcext:value-type="float">
            <text:p>0,04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09361937" calcext:value-type="float">
            <text:p>0,09361937</text:p>
          </table:table-cell>
          <table:table-cell office:value-type="float" office:value="0.08548812" calcext:value-type="float">
            <text:p>0,08548812</text:p>
          </table:table-cell>
          <table:table-cell table:number-columns-repeated="9"/>
          <table:table-cell office:value-type="string" calcext:value-type="string">
            <text:p>01-23 11:21:30.127 16262-16835/org.tensorflow.demo I/tensorflow: ClassifierActivity: Inference time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s</text:p>
          </table:table-cell>
          <table:table-cell office:value-type="float" office:value="0.045" calcext:value-type="float">
            <text:p>0,04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esapeake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retriever</text:p>
          </table:table-cell>
          <table:table-cell office:value-type="float" office:value="0.07949931" calcext:value-type="float">
            <text:p>0,07949931</text:p>
          </table:table-cell>
          <table:table-cell table:number-columns-repeated="9"/>
          <table:table-cell office:value-type="string" calcext:value-type="string">
            <text:p>01-23 11:21:32.552 16262-16835/org.tensorflow.demo I/tensorflow: ClassifierActivity: Inference time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s</text:p>
          </table:table-cell>
          <table:table-cell office:value-type="float" office:value="0.056" calcext:value-type="float">
            <text:p>0,05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urly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0635668" calcext:value-type="float">
            <text:p>0,0635668</text:p>
          </table:table-cell>
          <table:table-cell table:number-columns-repeated="9"/>
          <table:table-cell office:value-type="string" calcext:value-type="string">
            <text:p>01-23 11:21:35.050 16262-16835/org.tensorflow.demo I/tensorflow: ClassifierActivity: Inference time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s</text:p>
          </table:table-cell>
          <table:table-cell office:value-type="float" office:value="0.047" calcext:value-type="float">
            <text:p>0,047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01-23 11:21:37.289 16262-16835/org.tensorflow.demo I/tensorflow: ClassifierActivity: Inference time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s</text:p>
          </table:table-cell>
          <table:table-cell office:value-type="float" office:value="0.041" calcext:value-type="float">
            <text:p>0,041</text:p>
          </table:table-cell>
          <table:table-cell/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1:21:39.968 16262-16835/org.tensorflow.demo I/tensorflow: ClassifierActivity: Inference time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s</text:p>
          </table:table-cell>
          <table:table-cell office:value-type="float" office:value="0.042" calcext:value-type="float">
            <text:p>0,042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01-23 11:21:42.532 16262-16835/org.tensorflow.demo I/tensorflow: ClassifierActivity: Inference time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s</text:p>
          </table:table-cell>
          <table:table-cell office:value-type="float" office:value="0.046" calcext:value-type="float">
            <text:p>0,046</text:p>
          </table:table-cell>
          <table:table-cell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5s</text:p>
          </table:table-cell>
          <table:table-cell table:number-columns-repeated="10"/>
          <table:table-cell office:value-type="string" calcext:value-type="string">
            <text:p>01-23 11:21:45.374 16262-16835/org.tensorflow.demo I/tensorflow: ClassifierActivity: Inference time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s</text:p>
          </table:table-cell>
          <table:table-cell office:value-type="float" office:value="0.043" calcext:value-type="float">
            <text:p>0,043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01-23 11:21:47.870 16262-16835/org.tensorflow.demo I/tensorflow: ClassifierActivity: Inference time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ms</text:p>
          </table:table-cell>
          <table:table-cell office:value-type="float" office:value="0.047" calcext:value-type="float">
            <text:p>0,04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356213" calcext:value-type="float">
            <text:p>0,356213</text:p>
          </table:table-cell>
          <table:table-cell table:number-columns-repeated="2"/>
          <table:table-cell table:formula="of:=IF([opt4.B18]=&quot;maltese&quot;;[opt4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1:21:50.311 16262-16835/org.tensorflow.demo I/tensorflow: ClassifierActivity: Inference time: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s</text:p>
          </table:table-cell>
          <table:table-cell office:value-type="float" office:value="0.043" calcext:value-type="float">
            <text:p>0,04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errier</text:p>
          </table:table-cell>
          <table:table-cell office:value-type="float" office:value="0.15465221" calcext:value-type="float">
            <text:p>0,15465221</text:p>
          </table:table-cell>
          <table:table-cell table:number-columns-repeated="10"/>
          <table:table-cell office:value-type="string" calcext:value-type="string">
            <text:p>01-23 11:21:53.075 16262-16835/org.tensorflow.demo I/tensorflow: ClassifierActivity: Inference time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s</text:p>
          </table:table-cell>
          <table:table-cell office:value-type="float" office:value="0.044" calcext:value-type="float">
            <text:p>0,04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terrier</text:p>
          </table:table-cell>
          <table:table-cell office:value-type="float" office:value="0.08808939" calcext:value-type="float">
            <text:p>0,08808939</text:p>
          </table:table-cell>
          <table:table-cell table:number-columns-repeated="10"/>
          <table:table-cell office:value-type="string" calcext:value-type="string">
            <text:p>01-23 11:21:55.732 16262-16835/org.tensorflow.demo I/tensorflow: ClassifierActivity: Inference time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ms</text:p>
          </table:table-cell>
          <table:table-cell office:value-type="float" office:value="0.044" calcext:value-type="float">
            <text:p>0,04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4921206" calcext:value-type="float">
            <text:p>0,04921206</text:p>
          </table:table-cell>
          <table:table-cell office:value-type="float" office:value="0.04438837" calcext:value-type="float">
            <text:p>0,04438837</text:p>
          </table:table-cell>
          <table:table-cell table:number-columns-repeated="10"/>
          <table:table-cell office:value-type="string" calcext:value-type="string">
            <text:p>01-23 11:21:58.454 16262-16835/org.tensorflow.demo I/tensorflow: ClassifierActivity: Inference time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s</text:p>
          </table:table-cell>
          <table:table-cell office:value-type="float" office:value="0.044" calcext:value-type="float">
            <text:p>0,04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4206295" calcext:value-type="float">
            <text:p>0,04206295</text:p>
          </table:table-cell>
          <table:table-cell table:number-columns-repeated="9"/>
          <table:table-cell office:value-type="string" calcext:value-type="string">
            <text:p>01-23 11:07:07.547 9449-9824/org.tensorflow.demo I/tensorflow: ClassifierActivity: Inference time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9"/>
          <table:table-cell office:value-type="string" calcext:value-type="string">
            <text:p>LabelImagePC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65644586" calcext:value-type="float">
            <text:p>0,65644586</text:p>
          </table:table-cell>
          <table:table-cell table:number-columns-repeated="5"/>
          <table:table-cell table:formula="of:=IF([opt4.B28]=&quot;border&quot;;IF([opt4.C28]=&quot;collie&quot;;[opt4.D28];0);0)" office:value-type="float" office:value="0.65644586" calcext:value-type="float">
            <text:p>0,65644586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07942469" calcext:value-type="float">
            <text:p>0,07942469</text:p>
          </table:table-cell>
          <table:table-cell table:number-columns-repeated="11"/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03781961" calcext:value-type="float">
            <text:p>0,03781961</text:p>
          </table:table-cell>
          <table:table-cell office:value-type="float" office:value="0.064376056" calcext:value-type="float">
            <text:p>0,064376056</text:p>
          </table:table-cell>
          <table:table-cell table:number-columns-repeated="10"/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635866" calcext:value-type="float">
            <text:p>0,03635866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31953692" calcext:value-type="float">
            <text:p>0,031953692</text:p>
          </table:table-cell>
          <table:table-cell office:value-type="string" calcext:value-type="string">
            <text:p>retriever</text:p>
          </table:table-cell>
          <table:table-cell office:value-type="float" office:value="0.0014226203" calcext:value-type="float">
            <text:p>0,001422620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ewfoundland</text:p>
          </table:table-cell>
          <table:table-cell office:value-type="float" office:value="0.13724957" calcext:value-type="float">
            <text:p>0,13724957</text:p>
          </table:table-cell>
          <table:table-cell office:value-type="string" calcext:value-type="string">
            <text:p>dog</text:p>
          </table:table-cell>
          <table:table-cell office:value-type="float" office:value="0.41271675" calcext:value-type="float">
            <text:p>0,41271675</text:p>
          </table:table-cell>
          <table:table-cell office:value-type="float" office:value="0.5002785" calcext:value-type="float">
            <text:p>0,5002785</text:p>
          </table:table-cell>
          <table:table-cell table:number-columns-repeated="3"/>
          <table:table-cell table:formula="of:=IF([opt4.B38]=&quot;greater&quot;;IF([opt4.C38]=&quot;swiss&quot;;IF([opt4.D38]=&quot;mountain&quot;;IF([opt4.E38]=&quot;dog&quot;;[opt4.F38];0);0);0)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12331311" calcext:value-type="float">
            <text:p>0,12331311</text:p>
          </table:table-cell>
          <table:table-cell office:value-type="float" office:value="0.39273652" calcext:value-type="float">
            <text:p>0,39273652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75349286" calcext:value-type="float">
            <text:p>0,075349286</text:p>
          </table:table-cell>
          <table:table-cell office:value-type="float" office:value="0.05811715" calcext:value-type="float">
            <text:p>0,05811715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pyrenees</text:p>
          </table:table-cell>
          <table:table-cell office:value-type="float" office:value="0.06344888" calcext:value-type="float">
            <text:p>0,06344888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54194834" calcext:value-type="float">
            <text:p>0,054194834</text:p>
          </table:table-cell>
          <table:table-cell table:number-columns-repeated="14"/>
        </table:table-row>
        <table:table-row table:style-name="ro1">
          <table:table-cell table:number-columns-repeated="18"/>
          <table:table-cell office:value-type="string" calcext:value-type="string">
            <text:p>paniel</text:p>
          </table:table-cell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7739759" calcext:value-type="float">
            <text:p>0,7739759</text:p>
          </table:table-cell>
          <table:table-cell table:number-columns-repeated="5"/>
          <table:table-cell table:formula="of:=IF([opt4.B48]=&quot;bedlington&quot;;IF([opt4.C48]=&quot;terrier&quot;;[opt4.D48];0);0)" office:value-type="float" office:value="0.7739759" calcext:value-type="float">
            <text:p>0,7739759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7820764" calcext:value-type="float">
            <text:p>0,07820764</text:p>
          </table:table-cell>
          <table:table-cell office:value-type="float" office:value="0.0068224934" calcext:value-type="float">
            <text:p>0,0068224934</text:p>
          </table:table-cell>
          <table:table-cell table:number-columns-repeated="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58312967" calcext:value-type="float">
            <text:p>0,058312967</text:p>
          </table:table-cell>
          <table:table-cell office:value-type="string" calcext:value-type="string">
            <text:p>terrier</text:p>
          </table:table-cell>
          <table:table-cell office:value-type="float" office:value="0.0038228077" calcext:value-type="float">
            <text:p>0,0038228077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32787662" calcext:value-type="float">
            <text:p>0,032787662</text:p>
          </table:table-cell>
          <table:table-cell office:value-type="float" office:value="0.015786937" calcext:value-type="float">
            <text:p>0,015786937</text:p>
          </table:table-cell>
          <table:table-cell table:number-columns-repeated="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12605376" calcext:value-type="float">
            <text:p>0,012605376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674694" calcext:value-type="float">
            <text:p>0,9674694</text:p>
          </table:table-cell>
          <table:table-cell table:number-columns-repeated="6"/>
          <table:table-cell table:formula="of:=IF([opt4.B58]=&quot;akita&quot;;[opt4.C58];0)" office:value-type="float" office:value="0.9674694" calcext:value-type="float">
            <text:p>0,9674694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13568751" calcext:value-type="float">
            <text:p>0,013568751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122246295" calcext:value-type="float">
            <text:p>0,0122246295</text:p>
          </table:table-cell>
          <table:table-cell table:number-columns-repeated="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26351954" calcext:value-type="float">
            <text:p>0,0026351954</text:p>
          </table:table-cell>
          <table:table-cell table:number-columns-repeated="1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10693821" calcext:value-type="float">
            <text:p>0,0010693821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0089643" calcext:value-type="float">
            <text:p>0,90089643</text:p>
          </table:table-cell>
          <table:table-cell table:number-columns-repeated="6"/>
          <table:table-cell table:formula="of:=IF([opt4.B68]=&quot;chihuahua&quot;;[opt4.C68];0)" office:value-type="float" office:value="0.90089643" calcext:value-type="float">
            <text:p>0,9008964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5587366" calcext:value-type="float">
            <text:p>0,05587366</text:p>
          </table:table-cell>
          <table:table-cell office:value-type="float" office:value="0.00078043394" calcext:value-type="float">
            <text:p>0,0007804339</text:p>
          </table:table-cell>
          <table:table-cell table:number-columns-repeated="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11613179" calcext:value-type="float">
            <text:p>0,011613179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1237838" calcext:value-type="float">
            <text:p>0,011237838</text:p>
          </table:table-cell>
          <table:table-cell table:number-columns-repeated="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007896234" calcext:value-type="float">
            <text:p>0,007896234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4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68338495" calcext:value-type="float">
            <text:p>0,68338495</text:p>
          </table:table-cell>
          <table:table-cell table:number-columns-repeated="4"/>
          <table:table-cell table:formula="of:=IF([opt4.B78]=&quot;pembroke&quot;;IF([opt4.C78]=&quot;welsh&quot;;IF([opt4.D78]=&quot;corgi&quot;;[opt4.E78];0);0);0)" office:value-type="float" office:value="0.68338495" calcext:value-type="float">
            <text:p>0,68338495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7671417" calcext:value-type="float">
            <text:p>0,17671417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46798028" calcext:value-type="float">
            <text:p>0,046798028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35253692" calcext:value-type="float">
            <text:p>0,035253692</text:p>
          </table:table-cell>
          <table:table-cell office:value-type="string" calcext:value-type="string">
            <text:p>dog</text:p>
          </table:table-cell>
          <table:table-cell office:value-type="float" office:value="0.033293046" calcext:value-type="float">
            <text:p>0,033293046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27482586" calcext:value-type="float">
            <text:p>0,027482586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5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8576821" calcext:value-type="float">
            <text:p>0,8576821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4.B88]=&quot;canaan&quot;;IF([opt4.C88]=&quot;dog&quot;;[opt4.D88];0);0)" office:value-type="float" office:value="0.8576821" calcext:value-type="float">
            <text:p>0,8576821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47027946" calcext:value-type="float">
            <text:p>0,047027946</text:p>
          </table:table-cell>
          <table:table-cell office:value-type="string" calcext:value-type="string">
            <text:p>0.39514622</text:p>
          </table:table-cell>
          <table:table-cell table:number-columns-repeated="1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20215986" calcext:value-type="float">
            <text:p>0,020215986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18510727" calcext:value-type="float">
            <text:p>0,018510727</text:p>
          </table:table-cell>
          <table:table-cell table:number-columns-repeated="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16705036" calcext:value-type="float">
            <text:p>0,016705036</text:p>
          </table:table-cell>
          <table:table-cell office:value-type="string" calcext:value-type="string">
            <text:p>dog</text:p>
          </table:table-cell>
          <table:table-cell office:value-type="float" office:value="0.0099202925" calcext:value-type="float">
            <text:p>0,0099202925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56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8039706" calcext:value-type="float">
            <text:p>0,8039706</text:p>
          </table:table-cell>
          <table:table-cell table:number-columns-repeated="4"/>
          <table:table-cell table:formula="of:=IF([opt4.B98]=&quot;cardigan&quot;;IF([opt4.C98]=&quot;welsh&quot;;IF([opt4.D98]=&quot;corgi&quot;;[opt4.E98];0);0);0)" office:value-type="float" office:value="0.8039706" calcext:value-type="float">
            <text:p>0,8039706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7270179" calcext:value-type="float">
            <text:p>0,17270179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8860543" calcext:value-type="float">
            <text:p>0,008860543</text:p>
          </table:table-cell>
          <table:table-cell office:value-type="float" office:value="0.0074080606" calcext:value-type="float">
            <text:p>0,0074080606</text:p>
          </table:table-cell>
          <table:table-cell office:value-type="string" calcext:value-type="string">
            <text:p>0.00848244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44327416" calcext:value-type="float">
            <text:p>0,0044327416</text:p>
          </table:table-cell>
          <table:table-cell office:value-type="string" calcext:value-type="string">
            <text:p>0.008027147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2027915" calcext:value-type="float">
            <text:p>0,002027915</text:p>
          </table:table-cell>
          <table:table-cell office:value-type="float" office:value="0.0010219659" calcext:value-type="float">
            <text:p>0,0010219659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8610909" calcext:value-type="float">
            <text:p>0,8610909</text:p>
          </table:table-cell>
          <table:table-cell table:number-columns-repeated="6"/>
          <table:table-cell table:formula="of:=IF([opt4.B108]=&quot;basenji&quot;;[opt4.C108];0)" office:value-type="float" office:value="0.8610909" calcext:value-type="float">
            <text:p>0,8610909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24787948" calcext:value-type="float">
            <text:p>0,024787948</text:p>
          </table:table-cell>
          <table:table-cell office:value-type="float" office:value="0.008479887" calcext:value-type="float">
            <text:p>0,008479887</text:p>
          </table:table-cell>
          <table:table-cell table:number-columns-repeated="1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1297828" calcext:value-type="float">
            <text:p>0,01297828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2297669" calcext:value-type="float">
            <text:p>0,012297669</text:p>
          </table:table-cell>
          <table:table-cell office:value-type="float" office:value="0.005287369" calcext:value-type="float">
            <text:p>0,005287369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11623967" calcext:value-type="float">
            <text:p>0,011623967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47385475" calcext:value-type="float">
            <text:p>0,47385475</text:p>
          </table:table-cell>
          <table:table-cell table:number-columns-repeated="5"/>
          <table:table-cell table:formula="of:=IF([opt4.B118]=&quot;havanese&quot;;[opt4.C118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22367245" calcext:value-type="float">
            <text:p>0,22367245</text:p>
          </table:table-cell>
          <table:table-cell office:value-type="float" office:value="0.19851175" calcext:value-type="float">
            <text:p>0,19851175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64290956" calcext:value-type="float">
            <text:p>0,064290956</text:p>
          </table:table-cell>
          <table:table-cell office:value-type="float" office:value="0.1692538" calcext:value-type="float">
            <text:p>0,1692538</text:p>
          </table:table-cell>
          <table:table-cell table:number-columns-repeated="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710219" calcext:value-type="float">
            <text:p>0,04710219</text:p>
          </table:table-cell>
          <table:table-cell table:number-columns-repeated="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045858815" calcext:value-type="float">
            <text:p>0,045858815</text:p>
          </table:table-cell>
          <table:table-cell table:number-columns-repeated="14"/>
        </table:table-row>
        <table:table-row table:style-name="ro1">
          <table:table-cell table:number-columns-repeated="18"/>
          <table:table-cell office:value-type="string" calcext:value-type="string">
            <text:p>heepdog</text:p>
          </table:table-cell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34701797" calcext:value-type="float">
            <text:p>0,34701797</text:p>
          </table:table-cell>
          <table:table-cell table:number-columns-repeated="5"/>
          <table:table-cell table:formula="of:=IF([opt4.B128]=&quot;norwegian&quot;;IF([opt4.C128]=&quot;lundehund&quot;;[opt4.D128];0)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2920238" calcext:value-type="float">
            <text:p>0,32920238</text:p>
          </table:table-cell>
          <table:table-cell table:number-columns-repeated="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72617106" calcext:value-type="float">
            <text:p>0,072617106</text:p>
          </table:table-cell>
          <table:table-cell office:value-type="string" calcext:value-type="string">
            <text:p>0.08464501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71743205" calcext:value-type="float">
            <text:p>0,071743205</text:p>
          </table:table-cell>
          <table:table-cell office:value-type="string" calcext:value-type="string">
            <text:p>dog</text:p>
          </table:table-cell>
          <table:table-cell office:value-type="float" office:value="0.043253817" calcext:value-type="float">
            <text:p>0,043253817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33493407" calcext:value-type="float">
            <text:p>0,033493407</text:p>
          </table:table-cell>
          <table:table-cell office:value-type="float" office:value="0.038419705" calcext:value-type="float">
            <text:p>0,03841970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6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1461954" calcext:value-type="float">
            <text:p>0,1461954</text:p>
          </table:table-cell>
          <table:table-cell table:number-columns-repeated="4"/>
          <table:table-cell table:formula="of:=IF([opt4.B138]=&quot;miniature&quot;;IF([opt4.C138]=&quot;schnauzer&quot;;[opt4.D138];0)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79321" calcext:value-type="float">
            <text:p>0,079321</text:p>
          </table:table-cell>
          <table:table-cell office:value-type="float" office:value="0.09512886" calcext:value-type="float">
            <text:p>0,09512886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782962" calcext:value-type="float">
            <text:p>0,0782962</text:p>
          </table:table-cell>
          <table:table-cell office:value-type="float" office:value="0.075343095" calcext:value-type="float">
            <text:p>0,07534309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terrier</text:p>
          </table:table-cell>
          <table:table-cell office:value-type="float" office:value="0.07507101" calcext:value-type="float">
            <text:p>0,07507101</text:p>
          </table:table-cell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7220789" calcext:value-type="float">
            <text:p>0,07220789</text:p>
          </table:table-cell>
          <table:table-cell office:value-type="float" office:value="0.06476122" calcext:value-type="float">
            <text:p>0,06476122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3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47960263" calcext:value-type="float">
            <text:p>0,47960263</text:p>
          </table:table-cell>
          <table:table-cell office:value-type="float" office:value="0.76900756" calcext:value-type="float">
            <text:p>0,76900756</text:p>
          </table:table-cell>
          <table:table-cell table:number-columns-repeated="4"/>
          <table:table-cell table:formula="of:=IF([opt4.B148]=&quot;english&quot;;IF([opt4.C148]=&quot;springer&quot;;IF([opt4.D148]=&quot;spaniel&quot;;[opt4.E148];0);0)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7247756" calcext:value-type="float">
            <text:p>0,17247756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8716089" calcext:value-type="float">
            <text:p>0,08716089</text:p>
          </table:table-cell>
          <table:table-cell office:value-type="string" calcext:value-type="string">
            <text:p>setter</text:p>
          </table:table-cell>
          <table:table-cell office:value-type="float" office:value="0.030775236" calcext:value-type="float">
            <text:p>0,030775236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60512442" calcext:value-type="float">
            <text:p>0,06051244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8393997" calcext:value-type="float">
            <text:p>0,038393997</text:p>
          </table:table-cell>
          <table:table-cell table:number-columns-repeated="11"/>
          <table:table-cell office:value-type="string" calcext:value-type="string">
            <text:p>p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926715" calcext:value-type="float">
            <text:p>0,03926715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6930169" calcext:value-type="float">
            <text:p>0,6930169</text:p>
          </table:table-cell>
          <table:table-cell table:number-columns-repeated="5"/>
          <table:table-cell table:formula="of:=IF([opt4.B158]=&quot;afghan&quot;;IF([opt4.C158]=&quot;hound&quot;;[opt4.D158];0);0)" office:value-type="float" office:value="0.6930169" calcext:value-type="float">
            <text:p>0,6930169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9059338" calcext:value-type="float">
            <text:p>0,09059338</text:p>
          </table:table-cell>
          <table:table-cell table:number-columns-repeated="1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33551823" calcext:value-type="float">
            <text:p>0,033551823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toli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2674491" calcext:value-type="float">
            <text:p>0,02674491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24903715" calcext:value-type="float">
            <text:p>0,024903715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3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56915444" calcext:value-type="float">
            <text:p>0,56915444</text:p>
          </table:table-cell>
          <table:table-cell table:number-columns-repeated="6"/>
          <table:table-cell table:formula="of:=IF([opt4.B168]=&quot;affenpinscher&quot;;[opt4.C168];0)" office:value-type="float" office:value="0.56915444" calcext:value-type="float">
            <text:p>0,56915444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10429573" calcext:value-type="float">
            <text:p>0,10429573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870406" calcext:value-type="float">
            <text:p>0,0870406</text:p>
          </table:table-cell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8063375" calcext:value-type="float">
            <text:p>0,08063375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7039392" calcext:value-type="float">
            <text:p>0,07039392</text:p>
          </table:table-cell>
          <table:table-cell office:value-type="float" office:value="0.00076748076" calcext:value-type="float">
            <text:p>0,0007674808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4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9387807" calcext:value-type="float">
            <text:p>0,99387807</text:p>
          </table:table-cell>
          <table:table-cell table:number-columns-repeated="6"/>
          <table:table-cell table:formula="of:=IF([opt4.B178]=&quot;pomeranian&quot;;[opt4.C178];0)" office:value-type="float" office:value="0.99387807" calcext:value-type="float">
            <text:p>0,99387807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19576591" calcext:value-type="float">
            <text:p>0,0019576591</text:p>
          </table:table-cell>
          <table:table-cell office:value-type="float" office:value="0.0015817517" calcext:value-type="float">
            <text:p>0,0015817517</text:p>
          </table:table-cell>
          <table:table-cell office:value-type="float" office:value="0.011881324" calcext:value-type="float">
            <text:p>0,011881324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5168588" calcext:value-type="float">
            <text:p>0,0015168588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059224333" calcext:value-type="float">
            <text:p>0,0005922433</text:p>
          </table:table-cell>
          <table:table-cell office:value-type="float" office:value="0.0005430395" calcext:value-type="float">
            <text:p>0,0005430395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terrier</text:p>
          </table:table-cell>
          <table:table-cell office:value-type="float" office:value="0.0003347656" calcext:value-type="float">
            <text:p>0,0003347656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4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10976634" calcext:value-type="float">
            <text:p>0,10976634</text:p>
          </table:table-cell>
          <table:table-cell office:value-type="float" office:value="0.34949523" calcext:value-type="float">
            <text:p>0,34949523</text:p>
          </table:table-cell>
          <table:table-cell table:number-columns-repeated="4"/>
          <table:table-cell table:formula="of:=IF([opt4.B188]=&quot;german&quot;;IF([opt4.C188]=&quot;shepherd&quot;;IF([opt4.D188]=&quot;dog&quot;;[opt4.E188];0);0)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0850181" calcext:value-type="float">
            <text:p>0,10850181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97436875" calcext:value-type="float">
            <text:p>0,097436875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inscher</text:p>
          </table:table-cell>
          <table:table-cell office:value-type="float" office:value="0.06847138" calcext:value-type="float">
            <text:p>0,06847138</text:p>
          </table:table-cell>
          <table:table-cell office:value-type="float" office:value="0.013660713" calcext:value-type="float">
            <text:p>0,013660713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483388" calcext:value-type="float">
            <text:p>0,0483388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4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154287" calcext:value-type="float">
            <text:p>0,9154287</text:p>
          </table:table-cell>
          <table:table-cell table:number-columns-repeated="5"/>
          <table:table-cell table:formula="of:=IF([opt4.B198]=&quot;australian&quot;;IF([opt4.C198]=&quot;shepherd&quot;;[opt4.D198];0);0)" office:value-type="float" office:value="0.9154287" calcext:value-type="float">
            <text:p>0,9154287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30865267" calcext:value-type="float">
            <text:p>0,030865267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26019285" calcext:value-type="float">
            <text:p>0,026019285</text:p>
          </table:table-cell>
          <table:table-cell office:value-type="float" office:value="0.0067498493" calcext:value-type="float">
            <text:p>0,0067498493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12399589" calcext:value-type="float">
            <text:p>0,012399589</text:p>
          </table:table-cell>
          <table:table-cell office:value-type="string" calcext:value-type="string">
            <text:p>retriever</text:p>
          </table:table-cell>
          <table:table-cell office:value-type="float" office:value="0.004221308" calcext:value-type="float">
            <text:p>0,004221308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4441878" calcext:value-type="float">
            <text:p>0,004441878</text:p>
          </table:table-cell>
          <table:table-cell table:number-columns-repeated="15"/>
        </table:table-row>
      </table:table>
      <table:table table:name="result" table:style-name="ta1">
        <table:table-column table:style-name="co1" table:default-cell-style-name="Default"/>
        <table:table-column table:style-name="co1" table:number-columns-repeated="3" table:default-cell-style-name="ce5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not correct classified</text:p>
          </table:table-cell>
          <table:table-cell table:style-name="Default" office:value-type="string" calcext:value-type="string">
            <text:p>classifyApp</text:p>
          </table:table-cell>
          <table:table-cell office:value-type="string" calcext:value-type="string">
            <text:p>LoadModelApp</text:p>
          </table:table-cell>
          <table:table-cell office:value-type="string" calcext:value-type="string">
            <text:p>labelImagePC</text:p>
          </table:table-cell>
        </table:table-row>
        <table:table-row table:style-name="ro1">
          <table:table-cell office:value-type="string" calcext:value-type="string">
            <text:p>retrained</text:p>
          </table:table-cell>
          <table:table-cell table:formula="of:=[retrained.J4]" office:value-type="float" office:value="0.566641033" calcext:value-type="float">
            <text:p>0,566641033</text:p>
          </table:table-cell>
          <table:table-cell table:formula="of:=[retrained.K4]" office:value-type="float" office:value="5" calcext:value-type="float">
            <text:p>5</text:p>
          </table:table-cell>
          <table:table-cell table:formula="of:=[retrained.L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1</text:p>
          </table:table-cell>
          <table:table-cell table:formula="of:=[opt1.J$4]" office:value-type="float" office:value="0.566641033" calcext:value-type="float">
            <text:p>0,566641033</text:p>
          </table:table-cell>
          <table:table-cell table:formula="of:=[opt1.K$4]" office:value-type="float" office:value="5" calcext:value-type="float">
            <text:p>5</text:p>
          </table:table-cell>
          <table:table-cell table:formula="of:=[opt1.L$4]" office:value-type="float" office:value="239.55" calcext:value-type="float">
            <text:p>239,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2</text:p>
          </table:table-cell>
          <table:table-cell table:formula="of:=[opt2.J$4]" office:value-type="float" office:value="0.487681977" calcext:value-type="float">
            <text:p>0,487681977</text:p>
          </table:table-cell>
          <table:table-cell table:formula="of:=[opt2.K$4]" office:value-type="float" office:value="8" calcext:value-type="float">
            <text:p>8</text:p>
          </table:table-cell>
          <table:table-cell table:formula="of:=[opt2.L$4]" office:value-type="float" office:value="252.45" calcext:value-type="float">
            <text:p>252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3</text:p>
          </table:table-cell>
          <table:table-cell table:formula="of:=[opt3.J$4]" office:value-type="float" office:value="0.566641033" calcext:value-type="float">
            <text:p>0,566641033</text:p>
          </table:table-cell>
          <table:table-cell table:formula="of:=[opt3.K$4]" office:value-type="float" office:value="5" calcext:value-type="float">
            <text:p>5</text:p>
          </table:table-cell>
          <table:table-cell table:formula="of:=[opt3.L$4]" office:value-type="float" office:value="241.894736842105" calcext:value-type="float">
            <text:p>241,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4</text:p>
          </table:table-cell>
          <table:table-cell table:formula="of:=[opt4.J$4]" office:value-type="float" office:value="0.4838197125" calcext:value-type="float">
            <text:p>0,4838197125</text:p>
          </table:table-cell>
          <table:table-cell table:formula="of:=[opt4.K$4]" office:value-type="float" office:value="8" calcext:value-type="float">
            <text:p>8</text:p>
          </table:table-cell>
          <table:table-cell table:formula="of:=[opt4.L$4]" office:value-type="float" office:value="246.8" calcext:value-type="float">
            <text:p>246,8</text:p>
          </table:table-cell>
          <table:table-cell table:style-name="ce5" table:formula="of:=[opt4.M$4]" office:value-type="float" office:value="70.4" calcext:value-type="float">
            <text:p>70,4</text:p>
          </table:table-cell>
          <table:table-cell table:style-name="ce5" table:formula="of:=[opt4.N$4]" office:value-type="float" office:value="0.0445" calcext:value-type="float">
            <text:p>0,04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.00.0000</text:date>, <text:time style:data-style-name="N2" text:time-value="23:35:40.95220898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3:25:24.114117212</meta:creation-date>
    <dc:date>2018-01-23T23:47:55.993740279</dc:date>
    <meta:editing-duration>PT2H54M31S</meta:editing-duration>
    <meta:editing-cycles>31</meta:editing-cycles>
    <meta:generator>LibreOffice/5.1.6.2$Linux_X86_64 LibreOffice_project/10m0$Build-2</meta:generator>
    <meta:document-statistic meta:table-count="6" meta:cell-count="3308" meta:object-count="0"/>
  </office:meta>
</office:document-meta>
</file>